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edium-content-serif-font" svg:font-family="medium-content-serif-font, Georgia, Cambria, 'Times New Roman', Times, serif"/>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4.721cm" fo:margin-left="1.681cm" fo:margin-right="0.598cm" table:align="margins"/>
    </style:style>
    <style:style style:name="Table1.A" style:family="table-column">
      <style:table-column-properties style:column-width="6.045cm" style:rel-column-width="26909*"/>
    </style:style>
    <style:style style:name="Table1.B" style:family="table-column">
      <style:table-column-properties style:column-width="4.509cm" style:rel-column-width="20070*"/>
    </style:style>
    <style:style style:name="Table1.C" style:family="table-column">
      <style:table-column-properties style:column-width="4.168cm" style:rel-column-width="1855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5.792cm" fo:margin-left="1.21cm" fo:margin-right="-0.002cm" table:align="margins"/>
    </style:style>
    <style:style style:name="Table2.A" style:family="table-column">
      <style:table-column-properties style:column-width="4.994cm" style:rel-column-width="20722*"/>
    </style:style>
    <style:style style:name="Table2.B" style:family="table-column">
      <style:table-column-properties style:column-width="10.799cm" style:rel-column-width="4481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margin-left="1.251cm" fo:margin-right="0cm" fo:text-indent="0cm" style:auto-text-indent="false"/>
      <style:text-properties fo:font-weight="normal" style:font-weight-asian="normal" style:font-weight-complex="normal"/>
    </style:style>
    <style:style style:name="P3" style:family="paragraph" style:parent-style-name="Preformatted_20_Text">
      <style:paragraph-properties fo:margin-left="1.251cm" fo:margin-right="0cm" fo:margin-top="0cm" fo:margin-bottom="0cm" fo:line-height="130%" fo:text-align="start" style:justify-single-word="false" fo:orphans="2" fo:widows="2" fo:text-indent="0cm" style:auto-text-indent="false" fo:padding="0cm" fo:border="none"/>
    </style:style>
    <style:style style:name="P4" style:family="paragraph" style:parent-style-name="Standard">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text-properties style:font-name="Courier New1" fo:font-size="10pt" fo:font-weight="normal" style:font-size-asian="10pt" style:font-weight-asian="normal" style:font-size-complex="10pt" style:font-weight-complex="normal"/>
    </style:style>
    <style:style style:name="P6" style:family="paragraph" style:parent-style-name="Standard">
      <style:paragraph-properties fo:margin-left="1.251cm" fo:margin-right="0cm" fo:text-align="justify" style:justify-single-word="false" fo:text-indent="0cm" style:auto-text-indent="false"/>
      <style:text-properties style:font-name="Courier New1" fo:font-size="10pt" fo:font-weight="normal" style:font-size-asian="10pt" style:font-weight-asian="normal" style:font-size-complex="10pt" style:font-weight-complex="normal"/>
    </style:style>
    <style:style style:name="P7" style:family="paragraph" style:parent-style-name="Standard">
      <style:paragraph-properties fo:margin-left="1.251cm" fo:margin-right="0cm" fo:text-indent="0cm" style:auto-text-indent="false"/>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1.251cm" fo:margin-right="0cm" fo:text-align="justify" style:justify-single-word="false" fo:text-indent="0cm" style:auto-text-indent="false"/>
      <style:text-properties style:font-name="Courier New1" fo:font-size="10pt" style:font-size-asian="10pt" style:font-size-complex="10pt"/>
    </style:style>
    <style:style style:name="P9" style:family="paragraph" style:parent-style-name="Standard">
      <style:paragraph-properties fo:margin-left="1.251cm" fo:margin-right="0cm" fo:text-align="start" style:justify-single-word="false" fo:text-indent="0cm" style:auto-text-indent="false"/>
      <style:text-properties style:font-name="Courier New1" fo:font-size="10pt" style:font-size-asian="10pt" style:font-size-complex="10pt"/>
    </style:style>
    <style:style style:name="P10" style:family="paragraph" style:parent-style-name="Standard">
      <style:paragraph-properties fo:margin-left="1.251cm" fo:margin-right="0cm" fo:text-align="justify" style:justify-single-word="false" fo:text-indent="0cm" style:auto-text-indent="false"/>
      <style:text-properties style:font-name="Courier New1" fo:font-size="10pt" style:text-underline-style="none" fo:font-weight="normal" style:font-size-asian="10pt" style:font-weight-asian="normal" style:font-size-complex="10pt" style:font-weight-complex="normal"/>
    </style:style>
    <style:style style:name="P11" style:family="paragraph" style:parent-style-name="Standard">
      <style:paragraph-properties fo:margin-left="1.251cm" fo:margin-right="0cm" fo:text-indent="0cm" style:auto-text-indent="false"/>
      <style:text-properties style:font-name="Courier New1" fo:font-size="9pt" fo:font-weight="normal" style:font-size-asian="9pt" style:font-weight-asian="normal" style:font-size-complex="9pt" style:font-weight-complex="normal"/>
    </style:style>
    <style:style style:name="P12"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fo:font-weight="normal" style:font-weight-asian="normal" style:font-weight-complex="normal"/>
    </style:style>
    <style:style style:name="P14" style:family="paragraph" style:parent-style-name="Standard">
      <style:paragraph-properties fo:margin-left="1.251cm" fo:margin-right="0cm" fo:text-indent="0cm" style:auto-text-indent="false"/>
      <style:text-properties fo:font-weight="bold" style:font-weight-asian="bold" style:font-weight-complex="bold"/>
    </style:style>
    <style:style style:name="P15" style:family="paragraph" style:parent-style-name="Standard">
      <style:paragraph-properties fo:margin-left="1.251cm" fo:margin-right="0cm" fo:text-align="justify" style:justify-single-word="false" fo:text-indent="0cm" style:auto-text-indent="false"/>
      <style:text-properties fo:font-weight="bold" style:font-weight-asian="bold" style:font-weight-complex="bold"/>
    </style:style>
    <style:style style:name="P16" style:family="paragraph" style:parent-style-name="Standard">
      <style:paragraph-properties fo:margin-left="1.251cm" fo:margin-right="0cm" fo:text-indent="0cm" style:auto-text-indent="false"/>
      <style:text-properties fo:font-size="9pt" fo:font-weight="normal" style:font-size-asian="9pt" style:font-weight-asian="normal" style:font-size-complex="9pt" style:font-weight-complex="normal"/>
    </style:style>
    <style:style style:name="P17" style:family="paragraph" style:parent-style-name="Standard">
      <style:paragraph-properties fo:margin-left="1.251cm" fo:margin-right="0cm" fo:text-indent="0cm" style:auto-text-indent="false"/>
      <style:text-properties fo:font-size="9pt" fo:font-weight="bold" style:font-size-asian="9pt" style:font-weight-asian="bold" style:font-size-complex="9pt" style:font-weight-complex="bold"/>
    </style:style>
    <style:style style:name="P18" style:family="paragraph" style:parent-style-name="Standard">
      <style:paragraph-properties fo:margin-left="1.251cm" fo:margin-right="0cm" fo:text-indent="0cm" style:auto-text-indent="false"/>
      <style:text-properties fo:font-size="9pt" style:font-size-asian="9pt" style:font-size-complex="9pt"/>
    </style:style>
    <style:style style:name="P19" style:family="paragraph" style:parent-style-name="Standard">
      <style:paragraph-properties fo:margin-left="1.251cm" fo:margin-right="0cm" fo:text-indent="0cm" style:auto-text-indent="false"/>
      <style:text-properties style:font-name="Times New Roman" fo:font-size="12pt" style:font-size-asian="12pt" style:font-size-complex="12pt"/>
    </style:style>
    <style:style style:name="P20" style:family="paragraph" style:parent-style-name="Standard">
      <style:paragraph-properties fo:margin-left="1.251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21" style:family="paragraph" style:parent-style-name="Standard">
      <style:paragraph-properties fo:margin-left="1.251cm" fo:margin-right="0cm" fo:text-align="justify" style:justify-single-word="false" fo:text-indent="0cm" style:auto-text-indent="false"/>
    </style:style>
    <style:style style:name="P22" style:family="paragraph" style:parent-style-name="Standard">
      <style:paragraph-properties fo:margin-left="1.251cm" fo:margin-right="0cm" fo:text-indent="0cm" style:auto-text-indent="false"/>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margin-left="1.251cm" fo:margin-right="0cm"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Standard">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5" style:family="paragraph" style:parent-style-name="Standard">
      <style:paragraph-properties fo:margin-left="1.251cm" fo:margin-right="0cm" fo:text-indent="0cm" style:auto-text-indent="false"/>
      <style:text-properties fo:font-style="normal" fo:font-weight="bold" style:font-style-asian="normal" style:font-weight-asian="bold" style:font-style-complex="normal" style:font-weight-complex="bold"/>
    </style:style>
    <style:style style:name="P26" style:family="paragraph" style:parent-style-name="Standard">
      <style:paragraph-properties fo:margin-left="1.251cm" fo:margin-right="0cm" fo:text-align="start" style:justify-single-word="false" fo:text-indent="0cm" style:auto-text-indent="false"/>
    </style:style>
    <style:style style:name="P27" style:family="paragraph" style:parent-style-name="Standard">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style:font-name="Courier New1" fo:font-size="10pt" style:font-size-asian="10pt" style:font-size-complex="10pt"/>
    </style:style>
    <style:style style:name="P30" style:family="paragraph" style:parent-style-name="Standard">
      <style:text-properties style:font-name="Courier New1" fo:font-size="10pt" fo:font-weight="normal" style:font-size-asian="10pt" style:font-weight-asian="normal" style:font-size-complex="10pt" style:font-weight-complex="normal"/>
    </style:style>
    <style:style style:name="P31" style:family="paragraph" style:parent-style-name="Standard">
      <style:text-properties style:font-name="Courier New1" fo:font-size="10pt" style:text-underline-style="none" fo:font-weight="normal" style:font-size-asian="10pt" style:font-weight-asian="normal" style:font-size-complex="10pt" style:font-weight-complex="normal"/>
    </style:style>
    <style:style style:name="P32" style:family="paragraph" style:parent-style-name="Standard">
      <style:text-properties style:font-name="Courier New1" fo:font-size="10pt" fo:font-weight="bold" style:font-size-asian="10pt" style:font-weight-asian="bold" style:font-size-complex="10pt"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6" style:family="paragraph" style:parent-style-name="Standard">
      <style:text-properties style:font-name="Times New Roman" fo:font-size="12pt" fo:font-weight="normal"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8" style:family="paragraph" style:parent-style-name="Standard">
      <style:text-properties style:font-name="Times New Roman" fo:font-size="12pt" fo:font-weight="bold"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text-underline-style="none" fo:font-weight="bold" style:font-weight-asian="bold" style:font-weight-complex="bold"/>
    </style:style>
    <style:style style:name="P40" style:family="paragraph" style:parent-style-name="Standard">
      <style:paragraph-properties fo:text-align="justify" style:justify-single-word="false"/>
      <style:text-properties style:text-underline-style="none" fo:font-weight="normal" style:font-weight-asian="normal" style:font-weight-complex="normal"/>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indent="0cm" style:auto-text-indent="false"/>
      <style:text-properties fo:font-weight="normal" style:font-weight-asian="normal" style:font-weight-complex="normal"/>
    </style:style>
    <style:style style:name="P45" style:family="paragraph" style:parent-style-name="Standard">
      <style:paragraph-properties fo:margin-left="0cm" fo:margin-right="0cm" fo:text-indent="0cm" style:auto-text-indent="false"/>
      <style:text-properties fo:font-weight="bold" style:font-weight-asian="bold" style:font-weight-complex="bold"/>
    </style:style>
    <style:style style:name="P46" style:family="paragraph" style:parent-style-name="Standard">
      <style:paragraph-properties fo:margin-left="0cm" fo:margin-right="0cm" fo:text-align="justify" style:justify-single-word="false" fo:text-indent="0cm" style:auto-text-indent="false"/>
      <style:text-properties style:font-name="Courier New1" fo:font-size="10pt" fo:font-weight="normal" style:font-size-asian="10pt" style:font-weight-asian="normal" style:font-size-complex="10pt" style:font-weight-complex="normal"/>
    </style:style>
    <style:style style:name="P47" style:family="paragraph" style:parent-style-name="Standard">
      <style:paragraph-properties fo:margin-left="0cm" fo:margin-right="0cm" fo:text-indent="0cm" style:auto-text-indent="false"/>
      <style:text-properties style:font-name="Courier New1" fo:font-size="9pt" fo:font-weight="normal" style:font-size-asian="9pt" style:font-weight-asian="normal" style:font-size-complex="9pt" style:font-weight-complex="normal"/>
    </style:style>
    <style:style style:name="P48" style:family="paragraph" style:parent-style-name="Standard">
      <style:paragraph-properties fo:margin-left="0cm" fo:margin-right="0cm"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Standard">
      <style:paragraph-properties fo:margin-left="0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cm" style:auto-text-indent="false" fo:break-before="page"/>
    </style:style>
    <style:style style:name="P51" style:family="paragraph" style:parent-style-name="Standard">
      <style:paragraph-properties fo:margin-left="0cm" fo:margin-right="0cm" fo:text-indent="0cm" style:auto-text-indent="false" fo:break-before="page"/>
      <style:text-properties fo:font-weight="bold" style:font-weight-asian="bold" style:font-weight-complex="bold"/>
    </style:style>
    <style:style style:name="P52" style:family="paragraph" style:parent-style-name="Standard">
      <style:paragraph-properties fo:margin-left="2.501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53" style:family="paragraph" style:parent-style-name="Standard">
      <style:paragraph-properties fo:margin-left="-1.251cm" fo:margin-right="0cm" fo:text-indent="0cm" style:auto-text-indent="false"/>
    </style:style>
    <style:style style:name="P54" style:family="paragraph" style:parent-style-name="Table_20_Contents">
      <style:text-properties fo:font-size="9pt" style:font-size-asian="9pt" style:font-size-complex="9pt"/>
    </style:style>
    <style:style style:name="P55" style:family="paragraph" style:parent-style-name="Table_20_Contents">
      <style:text-properties fo:font-size="9pt" fo:font-weight="bold" style:font-size-asian="9pt" style:font-weight-asian="bold" style:font-size-complex="9pt" style:font-weight-complex="bold"/>
    </style:style>
    <style:style style:name="P56" style:family="paragraph" style:parent-style-name="Table_20_Contents">
      <style:text-properties fo:font-size="10pt" style:font-size-asian="10pt" style:font-size-complex="10pt"/>
    </style:style>
    <style:style style:name="P57" style:family="paragraph" style:parent-style-name="Table_20_Contents">
      <style:paragraph-properties fo:text-align="center" style:justify-single-word="false"/>
      <style:text-properties fo:font-size="10pt" style:font-size-asian="10pt" style:font-size-complex="10pt"/>
    </style:style>
    <style:style style:name="P5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9"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60" style:family="paragraph" style:parent-style-name="Standard" style:list-style-name="L1"/>
    <style:style style:name="P61" style:family="paragraph" style:parent-style-name="Standard" style:list-style-name="L2"/>
    <style:style style:name="P62" style:family="paragraph" style:parent-style-name="Standard" style:list-style-name="L2">
      <style:text-properties fo:font-weight="bold" style:font-weight-asian="bold" style:font-weight-complex="bold"/>
    </style:style>
    <style:style style:name="P63" style:family="paragraph" style:parent-style-name="Standard" style:list-style-name="L2">
      <style:paragraph-properties fo:text-align="justify" style:justify-single-word="false"/>
      <style:text-properties fo:font-weight="bold" style:font-weight-asian="bold" style:font-weight-complex="bold"/>
    </style:style>
    <style:style style:name="P64" style:family="paragraph" style:parent-style-name="Standard" style:list-style-name="L3"/>
    <style:style style:name="P65" style:family="paragraph" style:parent-style-name="Standard" style:list-style-name="L3">
      <style:text-properties style:font-name="Courier New1" fo:font-size="10pt" fo:font-style="normal" style:font-size-asian="10pt" style:font-style-asian="normal" style:font-size-complex="10pt" style:font-style-complex="normal"/>
    </style:style>
    <style:style style:name="P66" style:family="paragraph" style:parent-style-name="Standard" style:list-style-name="L3">
      <style:text-properties style:font-name="Courier New1" fo:font-size="10pt" style:font-size-asian="10pt" style:font-size-complex="10pt"/>
    </style:style>
    <style:style style:name="P67" style:family="paragraph" style:parent-style-name="Standard" style:list-style-name="L2">
      <style:text-properties style:font-name="Courier New1" fo:font-size="10pt" fo:font-weight="normal" style:font-size-asian="10pt" style:font-weight-asian="normal" style:font-size-complex="10pt" style:font-weight-complex="normal"/>
    </style:style>
    <style:style style:name="P68" style:family="paragraph" style:parent-style-name="Standard" style:list-style-name="L14">
      <style:text-properties style:font-name="Courier New1" fo:font-size="10pt" fo:font-weight="normal" style:font-size-asian="10pt" style:font-weight-asian="normal" style:font-size-complex="10pt" style:font-weight-complex="normal"/>
    </style:style>
    <style:style style:name="P69" style:family="paragraph" style:parent-style-name="Standard" style:list-style-name="L4">
      <style:text-properties fo:font-weight="normal" style:font-weight-asian="normal" style:font-weight-complex="normal"/>
    </style:style>
    <style:style style:name="P70" style:family="paragraph" style:parent-style-name="Standard" style:list-style-name="L2">
      <style:text-properties fo:font-weight="normal" style:font-weight-asian="normal" style:font-weight-complex="normal"/>
    </style:style>
    <style:style style:name="P71" style:family="paragraph" style:parent-style-name="Standard" style:list-style-name="L2">
      <style:paragraph-properties fo:text-align="justify" style:justify-single-word="false"/>
      <style:text-properties fo:font-weight="normal" style:font-weight-asian="normal" style:font-weight-complex="normal"/>
    </style:style>
    <style:style style:name="P72" style:family="paragraph" style:parent-style-name="Standard" style:list-style-name="L6">
      <style:paragraph-properties fo:text-align="justify" style:justify-single-word="false"/>
      <style:text-properties fo:font-weight="normal" style:font-weight-asian="normal" style:font-weight-complex="normal"/>
    </style:style>
    <style:style style:name="P73" style:family="paragraph" style:parent-style-name="Standard" style:list-style-name="L8">
      <style:text-properties fo:font-weight="normal" style:font-weight-asian="normal" style:font-weight-complex="normal"/>
    </style:style>
    <style:style style:name="P74" style:family="paragraph" style:parent-style-name="Standard" style:list-style-name="L9">
      <style:text-properties fo:font-weight="normal" style:font-weight-asian="normal" style:font-weight-complex="normal"/>
    </style:style>
    <style:style style:name="P75" style:family="paragraph" style:parent-style-name="Standard" style:list-style-name="L10">
      <style:text-properties fo:font-weight="normal" style:font-weight-asian="normal" style:font-weight-complex="normal"/>
    </style:style>
    <style:style style:name="P76" style:family="paragraph" style:parent-style-name="Standard" style:list-style-name="L13">
      <style:text-properties fo:font-weight="normal" style:font-weight-asian="normal" style:font-weight-complex="normal"/>
    </style:style>
    <style:style style:name="P77" style:family="paragraph" style:parent-style-name="Standard" style:list-style-name="L14">
      <style:text-properties fo:font-weight="normal" style:font-weight-asian="normal" style:font-weight-complex="normal"/>
    </style:style>
    <style:style style:name="P78" style:family="paragraph" style:parent-style-name="Standard" style:list-style-name="L18">
      <style:text-properties fo:font-weight="normal" style:font-weight-asian="normal" style:font-weight-complex="normal"/>
    </style:style>
    <style:style style:name="P79" style:family="paragraph" style:parent-style-name="Standard" style:list-style-name="L5">
      <style:paragraph-properties fo:text-align="justify" style:justify-single-word="false"/>
    </style:style>
    <style:style style:name="P80" style:family="paragraph" style:parent-style-name="Standard" style:list-style-name="L6">
      <style:paragraph-properties fo:text-align="justify" style:justify-single-word="false"/>
    </style:style>
    <style:style style:name="P81" style:family="paragraph" style:parent-style-name="Standard" style:list-style-name="L7">
      <style:paragraph-properties fo:text-align="justify" style:justify-single-word="false"/>
    </style:style>
    <style:style style:name="P82" style:family="paragraph" style:parent-style-name="Standard" style:list-style-name="L15">
      <style:paragraph-properties fo:text-align="justify" style:justify-single-word="false"/>
    </style:style>
    <style:style style:name="P83" style:family="paragraph" style:parent-style-name="Standard" style:list-style-name="L16">
      <style:paragraph-properties fo:text-align="justify" style:justify-single-word="false"/>
    </style:style>
    <style:style style:name="P84" style:family="paragraph" style:parent-style-name="Standard" style:list-style-name="L20">
      <style:paragraph-properties fo:text-align="justify" style:justify-single-word="false"/>
    </style:style>
    <style:style style:name="P85" style:family="paragraph" style:parent-style-name="Standard" style:list-style-name="L2">
      <style:text-properties fo:font-style="normal" fo:font-weight="normal" style:font-style-asian="normal" style:font-weight-asian="normal" style:font-style-complex="normal" style:font-weight-complex="normal"/>
    </style:style>
    <style:style style:name="P86" style:family="paragraph" style:parent-style-name="Standard" style:list-style-name="L11">
      <style:text-properties fo:font-style="normal" fo:font-weight="normal" style:font-style-asian="normal" style:font-weight-asian="normal" style:font-style-complex="normal" style:font-weight-complex="normal"/>
    </style:style>
    <style:style style:name="P87" style:family="paragraph" style:parent-style-name="Standard" style:list-style-name="L6"/>
    <style:style style:name="P88" style:family="paragraph" style:parent-style-name="Standard" style:list-style-name="L9"/>
    <style:style style:name="P89" style:family="paragraph" style:parent-style-name="Standard" style:list-style-name="L12"/>
    <style:style style:name="P90" style:family="paragraph" style:parent-style-name="Standard" style:list-style-name="L13"/>
    <style:style style:name="P91" style:family="paragraph" style:parent-style-name="Standard" style:list-style-name="L14"/>
    <style:style style:name="P92" style:family="paragraph" style:parent-style-name="Standard" style:list-style-name="L17"/>
    <style:style style:name="P93" style:family="paragraph" style:parent-style-name="Standard" style:list-style-name="L19">
      <style:text-properties style:font-name="Times New Roman" fo:font-size="12pt" style:font-size-asian="12pt" style:font-size-complex="12pt"/>
    </style:style>
    <style:style style:name="P94" style:family="paragraph" style:parent-style-name="Standard">
      <style:paragraph-properties fo:margin-left="0cm" fo:margin-right="0cm" fo:text-indent="0cm" style:auto-text-indent="false"/>
      <style:text-properties fo:font-weight="bold" style:font-weight-asian="bold" style:font-weight-complex="bold"/>
    </style:style>
    <style:style style:name="T1" style:family="text">
      <style:text-properties fo:font-variant="normal" fo:text-transform="none" fo:color="#292929" style:font-name="medium-content-serif-font" fo:font-size="11.6999998092651pt" fo:letter-spacing="normal" fo:font-style="normal" fo:font-weight="normal" style:font-weight-asian="normal" style:font-weight-complex="normal"/>
    </style:style>
    <style:style style:name="T2" style:family="text">
      <style:text-properties fo:font-variant="normal" fo:text-transform="none" style:font-name="Courier New1" fo:font-size="10pt" fo:letter-spacing="normal" fo:font-style="normal" fo:background-color="transparent" style:font-size-asian="10pt" style:font-size-complex="10pt"/>
    </style:style>
    <style:style style:name="T3" style:family="text">
      <style:text-properties fo:font-variant="normal" fo:text-transform="none" style:font-name="Courier New1" fo:font-size="10pt" fo:letter-spacing="normal" fo:font-style="normal" fo:font-weight="normal" fo:background-color="transparent" style:font-size-asian="10pt" style:font-size-complex="10pt"/>
    </style:style>
    <style:style style:name="T4" style:family="text">
      <style:text-properties fo:font-variant="normal" fo:text-transform="none" style:font-name="Courier New1" fo:font-size="10pt" fo:letter-spacing="normal" fo:background-color="transparent" style:font-size-asian="10pt" style:font-size-complex="1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normal" style:font-weight-asian="normal" style:font-weight-complex="normal"/>
    </style:style>
    <style:style style:name="T24" style:family="text">
      <style:text-properties style:font-name="Courier New1" fo:font-size="10pt" fo:font-weight="normal" style:font-size-asian="10pt" style:font-weight-asian="normal" style:font-size-complex="10pt" style:font-weight-complex="normal"/>
    </style:style>
    <style:style style:name="T25" style:family="text">
      <style:text-properties style:font-name="Courier New1" fo:font-size="10pt" style:font-size-asian="10pt" style:font-size-complex="10pt"/>
    </style:style>
    <style:style style:name="T26" style:family="text">
      <style:text-properties style:font-name="Courier New1" fo:font-size="10pt" style:text-underline-style="none" fo:font-weight="normal" style:font-size-asian="10pt" style:font-weight-asian="normal" style:font-size-complex="10pt" style:font-weight-complex="normal"/>
    </style:style>
    <style:style style:name="T27" style:family="text">
      <style:text-properties style:font-name="Courier New1" fo:font-weight="normal" style:font-weight-asian="normal" style:font-weight-complex="normal"/>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weight="bold" style:font-size-asian="12pt" style:font-weight-asian="bold" style:font-size-complex="12pt" style:font-weight-complex="bold"/>
    </style:style>
    <style:style style:name="T30" style:family="text">
      <style:text-properties style:font-name="Times New Roman" fo:font-size="12pt" fo:font-weight="normal" style:font-size-asian="12pt" style:font-weight-asian="normal" style:font-size-complex="12pt" style:font-weight-complex="normal"/>
    </style:style>
    <style:style style:name="T31" style:family="text">
      <style:text-properties style:font-name="Times New Roman" fo:font-size="12pt" style:text-underline-style="none" fo:font-weight="bold" style:font-size-asian="12pt" style:font-weight-asian="bold" style:font-size-complex="12pt" style:font-weight-complex="bold"/>
    </style:style>
    <style:style style:name="T3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4" style:family="text">
      <style:text-properties style:font-name="Courier New1" fo:font-size="10pt" fo:font-weight="normal" style:font-size-asian="10pt" style:font-weight-asian="normal" style:font-size-complex="10pt" style:font-weight-complex="normal"/>
    </style:style>
    <style:style style:name="T35" style:family="text">
      <style:text-properties style:font-name="Times New Roman" fo:font-size="10pt" fo:font-weight="normal" style:font-size-asian="10pt" style:font-weight-asian="normal" style:font-size-complex="10pt" style:font-weight-complex="normal"/>
    </style:style>
    <style:style style:name="T36"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ADVANCED JAVASCRIPT</text:p>
      <text:p text:style-name="Standard"/>
      <text:p text:style-name="Standard"/>
      <text:p text:style-name="P43"><text:span text:style-name="T22">#1<text:tab/></text:span><text:span text:style-name="T8">VARIABLES &amp; SCOPE</text:span></text:p>
      <text:list xml:id="list6136379736397174318" text:style-name="L1">
        <text:list-item>
          <text:p text:style-name="P60"><text:span text:style-name="T5">Variable Declaration var vs let</text:span> [var = function or global scope if outside function; let = block scope ← can be updated but not redeclared; const = immutable]</text:p>
        </text:list-item>
      </text:list>
      <text:list xml:id="list4892873678491442128" text:style-name="L2">
        <text:list-item>
          <text:p text:style-name="P61">P<text:span text:style-name="T5">rimitive Types</text:span> x 6(on stack; no methods): String, Number, Boolean, Null, Undefined, Symbols(ES6)</text:p>
        </text:list-item>
        <text:list-item>
          <text:p text:style-name="P61">Why is <text:span text:style-name="T5">NaN</text:span> not a number? (NaN is defined as a numeric type, but it’s not a real number. NaN is result of some mathematical operations that can’t be quantified as a number)</text:p>
        </text:list-item>
        <text:list-item>
          <text:p text:style-name="P61"><text:span text:style-name="T5">Reference Types</text:span> x 4 (on heap, has methods): Arrays, Object Literals, Functions, Dates</text:p>
        </text:list-item>
        <text:list-item>
          <text:p text:style-name="P62">Number, String, Function, Boolean, Symbol, Error, RegExp, Math, Set</text:p>
        </text:list-item>
        <text:list-item>
          <text:p text:style-name="P62">Array Operations: push, pop, concat, slice, join, forEach, map, filter</text:p>
        </text:list-item>
        <text:list-item>
          <text:p text:style-name="P61"><text:span text:style-name="T5">Object Literals </text:span>[comma-separated list of name-value pairs inside of curly braces; values can be properties and functions. All members of an object literal in JavaScript, both properties and functions, are public. Private members can only be inside a function. You cannot copy an object literal without manually copying all the values.]</text:p>
        </text:list-item>
        <text:list-item>
          <text:p text:style-name="P61"><text:span text:style-name="T5">Function Scope</text:span> is created inside functions. When function is declared, new scope block is created inside body of that fn. Vars declared inside the new fn scope cannot be accessed from parent scope; however, the function scope has access to variables in the parent scope. When a variable is created with function scope, it's declaration automatically gets hoisted to the top of the scope. Hoisting means that the interpreter moves the instantiation of an entity to the top of the scope it was declared in, regardless of where in the scope block it is defined. Functions and variables declared using var are hoisted in JavaScript; that is, a function or a variable can be used before it has been declared.</text:p>
        </text:list-item>
        <text:list-item>
          <text:p text:style-name="P61"><text:span text:style-name="T5">Weak Types &amp; Coercion → </text:span><text:span text:style-name="T6">Difference between == and === (w</text:span><text:span text:style-name="T1">hen in doubt always use triple equals)</text:span></text:p>
        </text:list-item>
        <text:list-item>
          <text:p text:style-name="P61"><text:span text:style-name="T5">Hoisting</text:span> – When variable is created with function scope, it's declaration automatically gets hoisted to the top of the scope (i.e. the interpreter moves the instantiation of an entity to the top of the scope it was declared in, regardless of where in the scope block it is defined.) Functions and variables declared using var are hoisted in JavaScript; that is, a function or a variable can be used before it has been declared.</text:p>
        </text:list-item>
        <text:list-item>
          <text:p text:style-name="P61"><text:span text:style-name="T5">Temporal Dead Zone (TDZ)</text:span> is the period between when a scope is entered and when a variable is declared. Variables that are added are not hoisted and are subject to the TDZ.</text:p>
          <text:p text:style-name="P61">If <text:s/>variable is accessed inside the TDZ, then a runtime error will be thrown.</text:p>
        </text:list-item>
        <text:list-item>
          <text:p text:style-name="P61"><text:span text:style-name="T5">Functions: Bind, Apply, Call</text:span> </text:p>
          <text:list>
            <text:list-item>
              <text:p text:style-name="P61"><text:span text:style-name="T5">call() </text:span>and <text:span text:style-name="T5">apply()</text:span> are very similar—they invoke a function with a specified <text:span text:style-name="T10">this</text:span> context, and optional arguments. The only difference between them is that call requires the arguments to be passed in one-by-one, and apply takes the arguments as an array.</text:p>
            </text:list-item>
            <text:list-item>
              <text:p text:style-name="P61"><text:span text:style-name="T5">bind()</text:span> allows you to set the <text:span text:style-name="T10">this</text:span> value now while allowing you to execute the function in the future, because it returns a new function object.</text:p>
              <text:p text:style-name="P61"/>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56"/>
          </table:table-cell>
          <table:table-cell table:style-name="Table1.A1" office:value-type="string">
            <text:p text:style-name="P58">Time of fn execution</text:p>
          </table:table-cell>
          <table:table-cell table:style-name="Table1.C1" office:value-type="string">
            <text:p text:style-name="P58">Time of <text:span text:style-name="T10">this </text:span><text:span text:style-name="T15">binding</text:span></text:p>
          </table:table-cell>
        </table:table-row>
        <table:table-row>
          <table:table-cell table:style-name="Table1.A2" office:value-type="string">
            <text:p text:style-name="P56">Function object f</text:p>
          </table:table-cell>
          <table:table-cell table:style-name="Table1.A2" office:value-type="string">
            <text:p text:style-name="P57">future</text:p>
          </table:table-cell>
          <table:table-cell table:style-name="Table1.C2" office:value-type="string">
            <text:p text:style-name="P57">future</text:p>
          </table:table-cell>
        </table:table-row>
        <table:table-row>
          <table:table-cell table:style-name="Table1.A2" office:value-type="string">
            <text:p text:style-name="P56">Function call f()</text:p>
          </table:table-cell>
          <table:table-cell table:style-name="Table1.A2" office:value-type="string">
            <text:p text:style-name="P57">now</text:p>
          </table:table-cell>
          <table:table-cell table:style-name="Table1.C2" office:value-type="string">
            <text:p text:style-name="P57">now</text:p>
          </table:table-cell>
        </table:table-row>
        <table:table-row>
          <table:table-cell table:style-name="Table1.A2" office:value-type="string">
            <text:p text:style-name="P56">f.call() <text:s/>/ f.apply()</text:p>
          </table:table-cell>
          <table:table-cell table:style-name="Table1.A2" office:value-type="string">
            <text:p text:style-name="P57">now</text:p>
          </table:table-cell>
          <table:table-cell table:style-name="Table1.C2" office:value-type="string">
            <text:p text:style-name="P57">now</text:p>
          </table:table-cell>
        </table:table-row>
        <table:table-row>
          <table:table-cell table:style-name="Table1.A2" office:value-type="string">
            <text:p text:style-name="P56">f.bind()</text:p>
          </table:table-cell>
          <table:table-cell table:style-name="Table1.A2" office:value-type="string">
            <text:p text:style-name="P57">future</text:p>
          </table:table-cell>
          <table:table-cell table:style-name="Table1.C2" office:value-type="string">
            <text:p text:style-name="P57">now</text:p>
          </table:table-cell>
        </table:table-row>
      </table:table>
      <text:p text:style-name="P35"><text:soft-page-break/>ITERABLES</text:p>
      <text:p text:style-name="P27">An object is iterable if it defines its iteration behavior, such as what values are looped over in a for...of construct. Some built-in types, such as Array or Map, have a default iteration behavior, while other types (such as Object) do not. In order to be iterable, an object must implement the @@iterator method. This simply means that the object (or one of the objects up its prototype chain) must have a property with a Symbol.iterator key. It may be possible to iterate over an iterable more than once, or only once. (It is up to the programmer to know which is the case.) Iterables which can iterate only once (such as Generators) customarily return this from their @@iterator method, whereas iterables which can be iterated many times must return a new iterator on each invocation of @@iterator.</text:p>
      <text:p text:style-name="P40"/>
      <text:p text:style-name="P10">function* makeIterator() {</text:p>
      <text:p text:style-name="P10"><text:s text:c="4"/>yield 1;</text:p>
      <text:p text:style-name="P10"><text:s text:c="4"/>yield 2;</text:p>
      <text:p text:style-name="P10">}</text:p>
      <text:p text:style-name="P10">const it = makeIterator();</text:p>
      <text:p text:style-name="P10">for (const itItem of it) {</text:p>
      <text:p text:style-name="P10"><text:s text:c="4"/>console.log(itItem);</text:p>
      <text:p text:style-name="P10">}</text:p>
      <text:p text:style-name="P10">console.log(it[Symbol.iterator]() === it) // true;</text:p>
      <text:p text:style-name="P10"/>
      <text:p text:style-name="P10">// This example show us generator(iterator) is iterable object,</text:p>
      <text:p text:style-name="P10">// which has the @@iterator method return the it (itself),</text:p>
      <text:p text:style-name="P10">// and consequently, the it object can iterate only _once_.</text:p>
      <text:p text:style-name="P10">// If we change it's @@iterator method to a function/generator</text:p>
      <text:p text:style-name="P10">// which returns a new iterator/generator object, (it)</text:p>
      <text:p text:style-name="P10">// can iterate many times</text:p>
      <text:p text:style-name="P10"/>
      <text:p text:style-name="P10">it[Symbol.iterator] = function* () {</text:p>
      <text:p text:style-name="P10"><text:s text:c="2"/>yield 2;</text:p>
      <text:p text:style-name="P10"><text:s text:c="2"/>yield 1;</text:p>
      <text:p text:style-name="P10">};</text:p>
      <text:p text:style-name="P39"/>
      <text:p text:style-name="P39"/>
      <text:p text:style-name="P35">GENERATORS</text:p>
      <text:p text:style-name="P27">The function* declaration (function keyword followed by asterisk) defines a generator fn, which returns a Generator object. Generators compute their yielded values on demand, which allows them to efficiently represent sequences that are expensive to compute (or even infinite sequences). The next() method also accepts a value, which can be used to modify the internal state of the generator. A value passed to next() will be received by yield .(A value passed to the first invocation of next() is always ignored.) Here is the fibonacci generator using next(x) to restart the sequence:</text:p>
      <text:p text:style-name="P39"/>
      <text:p text:style-name="P10">function* fibonacci() {</text:p>
      <text:p text:style-name="P10"><text:s text:c="2"/>let current = 0;</text:p>
      <text:p text:style-name="P10"><text:s text:c="2"/>let next = 1;</text:p>
      <text:p text:style-name="P10"><text:s text:c="2"/>while (true) {</text:p>
      <text:p text:style-name="P10"><text:s text:c="4"/>let reset = yield current;</text:p>
      <text:p text:style-name="P10"><text:s text:c="4"/>[current, next] = [next, next + current];</text:p>
      <text:p text:style-name="P10"><text:s text:c="4"/>if (reset) {</text:p>
      <text:p text:style-name="P10"><text:s text:c="8"/>current = 0;</text:p>
      <text:p text:style-name="P10"><text:s text:c="8"/>next = 1;</text:p>
      <text:p text:style-name="P10"><text:s text:c="4"/>}</text:p>
      <text:p text:style-name="P10"><text:s text:c="2"/>}</text:p>
      <text:p text:style-name="P10">}</text:p>
      <text:p text:style-name="P50"><text:span text:style-name="T22">#2 <text:tab/></text:span><text:span text:style-name="T8">ES6: ARROW FUNCTIONS</text:span></text:p>
      <text:list xml:id="list3956731997641316967" text:style-name="L3">
        <text:list-item>
          <text:p text:style-name="P64">Key difference between arrow fns and normal fns is that they are <text:span text:style-name="T13">anonymous</text:span><text:span text:style-name="T19">. To write an arrow fn, simply omit the function keyword and add =&gt; between the arguments and fn body.</text:span></text:p>
        </text:list-item>
        <text:list-item>
          <text:p text:style-name="P64"><text:span text:style-name="T19">I</text:span><text:span text:style-name="T16">f arrow fn is returning a </text:span><text:span text:style-name="T17">single line of code,</text:span><text:span text:style-name="T16"> you can omit statement brackets and return</text:span></text:p>
        </text:list-item>
        <text:list-item>
          <text:p text:style-name="P64"><text:span text:style-name="T16">Arrow fn follow normal scoping rules, with the exception of the </text:span><text:span text:style-name="T11">this</text:span><text:span text:style-name="T16"> scope. In basic JavaScript, each function is assigned a scope, that is, the </text:span><text:span text:style-name="T12">this</text:span><text:span text:style-name="T17"> scope</text:span><text:span text:style-name="T16">. Arrow functions are not assigned a </text:span><text:span text:style-name="T11">this</text:span><text:span text:style-name="T16"> scope - <text:s/></text:span><text:span text:style-name="T11">they inherit their parent's this scope and cannot have a new this scope bound to them</text:span><text:span text:style-name="T16">! Arrow functions have access to the scope of the parent function (i.e. the variables in that scope) but the scope of this cannot be changed in an arrow function. Using the .apply(), .call(), or .bind() function modifiers will NOT change the scope of an arrow function's this property.</text:span></text:p>
          <text:p text:style-name="P65"/>
          <text:p text:style-name="P65">const fn1 = function( a, b ) { return a + b; }; </text:p>
          <text:p text:style-name="P65">const fn2 = ( a, b ) =&gt; { return a + b; };</text:p>
          <text:p text:style-name="P66"/>
          <text:p text:style-name="P66">// Single argument arrow function </text:p>
          <text:p text:style-name="P66">arg1 =&gt; { /* Do function stuff here */ } </text:p>
          <text:p text:style-name="P66"/>
          <text:p text:style-name="P66">// Non simple identifier function argument </text:p>
          <text:p text:style-name="P66">( arg1 = 10 ) =&gt; { /* Do function stuff here */ }</text:p>
          <text:p text:style-name="P66"/>
          <text:p text:style-name="P66">// No arguments passed into the function </text:p>
          <text:p text:style-name="P66">( ) =&gt; { /* Do fn stuff here */ }</text:p>
        </text:list-item>
      </text:list>
      <text:p text:style-name="P29"/>
      <text:p text:style-name="P29"><text:tab/>// Arrow function with an object literal in the body </text:p>
      <text:p text:style-name="P29"><text:tab/>( num1, num2 ) =&gt; ( { prop1: num1, prop2: num2 } )</text:p>
      <text:p text:style-name="P28"/>
      <text:p text:style-name="P28"/>
      <text:p text:style-name="P43"><text:span text:style-name="T22">#3A <text:tab/></text:span><text:span text:style-name="T8">ES6: ENHANCED OBJECT LITERALS</text:span><text:span text:style-name="T5"> </text:span><text:span text:style-name="T6">– provides syntactic sugar over ES5</text:span></text:p>
      <text:p text:style-name="P33"/>
      <text:p text:style-name="P30">function getPersionES5( name, age, height ) { </text:p>
      <text:p text:style-name="P30"><text:tab/>return { name: name, age: age, height: height }; </text:p>
      <text:p text:style-name="P30">}</text:p>
      <text:p text:style-name="P30">function getPersionES6( name, age, height ) { </text:p>
      <text:p text:style-name="P30"><text:tab/>return { name, age, height};</text:p>
      <text:p text:style-name="P30">}</text:p>
      <text:p text:style-name="P30"/>
      <text:p text:style-name="P36">..and including function declarations</text:p>
      <text:p text:style-name="P30"/>
      <text:p text:style-name="P30">function getPersonES5( name, age, height ) { </text:p>
      <text:p text:style-name="P30"><text:tab/>return { name: name, height: height, </text:p>
      <text:p text:style-name="P30"><text:tab/><text:tab/>getAge: function(){ return age; } }; </text:p>
      <text:p text:style-name="P30"><text:tab/>}</text:p>
      <text:p text:style-name="P30">function getPersionES6( name, age, height ) { </text:p>
      <text:p text:style-name="P30"><text:tab/>return { name, height, getAge(){ return age; } }; </text:p>
      <text:p text:style-name="P30">}</text:p>
      <text:p text:style-name="P30"/>
      <text:p text:style-name="P53"><text:span text:style-name="T26"><text:tab/></text:span><text:span text:style-name="T22">#3B <text:tab/>E</text:span><text:span text:style-name="T8">S6: COMPUTED PROPERTY NOTATION </text:span></text:p>
      <text:list xml:id="list6846835319422949708" text:style-name="L4">
        <text:list-item>
          <text:p text:style-name="P69">ES6 provides new, efficient way to create property names from variables. <text:s/>In ES5, <text:s/>only one way to create a dynamic property whose name is specified by a variable; this is through bracket notation e.g <text:s/>obj[ expression ] = 'value' . </text:p>
        </text:list-item>
      </text:list>
      <text:list xml:id="list199320296" text:continue-list="list4892873678491442128" text:style-name="L2">
        <text:list-header>
          <text:p text:style-name="P70">In ES6, we can use this same type of notation during the object literal's declaration:</text:p>
          <text:p text:style-name="P67"/>
          <text:p text:style-name="P67">const varName = 'firstName'; </text:p>
          <text:p text:style-name="P67">const person = { [ varName ] = 'John', lastName: 'Smith' }; console.log( person.firstName ); // Expected output: John</text:p>
        </text:list-header>
      </text:list>
      <text:p text:style-name="P45"><text:soft-page-break/><text:span text:style-name="T21">#4 <text:tab/></text:span><text:span text:style-name="T7">ES6: TEMPLATE LITERALS</text:span></text:p>
      <text:list xml:id="list827318972" text:continue-numbering="true" text:style-name="L2">
        <text:list-item>
          <text:p text:style-name="P70">Use ${} for expressions. New lines will be included in the output. To escape a template literal, simply use a backslash (\) character. </text:p>
          <text:p text:style-name="P67">console.log( `Template literals are ${ example }`). </text:p>
          <text:p text:style-name="P67">console.log( `${a} + ${b} is equal to ${a + b}` );</text:p>
          <text:p text:style-name="P70"/>
        </text:list-item>
        <text:list-item>
          <text:p text:style-name="P62"><text:span text:style-name="T6">You can also </text:span>nest<text:span text:style-name="T6"> template literals: </text:span></text:p>
          <text:p text:style-name="P67"/>
          <text:p text:style-name="P67">const p = `Learning ${ `Professional ${ javascriptOrCPlusPlus() }` }`</text:p>
          <text:p text:style-name="P67"/>
        </text:list-item>
        <text:list-item>
          <text:p text:style-name="P70"><text:span text:style-name="T5">Tag functions</text:span> allow you to parse template literals with a function; these functions take a string array and then arguments</text:p>
          <text:p text:style-name="P70"/>
          <text:p text:style-name="P67">function myTag(strings, personExp, ageExp) { ...}</text:p>
          <text:p text:style-name="P67">let output = myTag`That ${ person } is a ${ age }`;</text:p>
        </text:list-item>
      </text:list>
      <text:p text:style-name="P12"/>
      <text:p text:style-name="P12">Special property <text:span text:style-name="T10">raw</text:span> is available for the first a rgument of a tagged template. This <text:s/>returns array that contains the raw, unescaped, versions of each part of the split template literal.</text:p>
      <text:p text:style-name="P12"/>
      <text:p text:style-name="P28"/>
      <text:p text:style-name="P45"><text:span text:style-name="T21">#5<text:tab/></text:span><text:span text:style-name="T7">ES6: DEFAULT PARAMETERS</text:span></text:p>
      <text:p text:style-name="P12">Default function parameters allow named parameters to be initialized with default values if no value or undefined is passed:</text:p>
      <text:p text:style-name="P44"/>
      <text:p text:style-name="P5">function multiply(a, b = 1) {</text:p>
      <text:p text:style-name="P5"><text:s text:c="2"/>return a * b;</text:p>
      <text:p text:style-name="P5">}</text:p>
      <text:p text:style-name="P5">console.log(multiply(5, 2));// expected output: 10</text:p>
      <text:p text:style-name="P5">console.log(multiply(5)); <text:s/>// expected output: 5</text:p>
      <text:p text:style-name="P12"/>
      <text:p text:style-name="P12"/>
      <text:p text:style-name="P45"><text:span text:style-name="T21">#6A <text:tab/></text:span><text:span text:style-name="T7">ES6: DESTRUCTURING</text:span></text:p>
      <text:list xml:id="list6616318959761942993" text:style-name="L5">
        <text:list-item>
          <text:p text:style-name="P79"><text:span text:style-name="T5">Destructuring Assignment → </text:span><text:span text:style-name="T6">Destructuring assignment is syntax in JavaScript that allows you to unpack values from arrays or properties from objects, and save them into variables.</text:span></text:p>
        </text:list-item>
      </text:list>
      <text:list xml:id="list718941499" text:continue-list="list827318972" text:style-name="L2">
        <text:list-item>
          <text:p text:style-name="P63">Array Destructuring<text:span text:style-name="T6"> allows us to extract multiple array elements and save them into variables. We create an array containing the variable to assign data into, and set it equal to the data array being destructured and values in the array are unpacked and assigned to the variables in the left-hand side array from left to right, one variable per array value. If there's more array items than vars, then remaining items will be discarded and not be destructured. Conversely, if there are more variables than the total number of array elements in the data array, some of the variables will be set to undefined. So </text:span><text:span text:style-name="T14">don't unintentionally assume that a variable will contain a value!</text:span></text:p>
          <text:p text:style-name="P70"/>
          <text:p text:style-name="P67">let names = [ 'John', 'Michael' ]; </text:p>
          <text:p text:style-name="P67">let [ name1, name2 ] = names; </text:p>
          <text:p text:style-name="P67">console.log( name1 ); // Expected output: 'John' </text:p>
          <text:p text:style-name="P67">console.log( name2 ); // Expected output: 'Michael'</text:p>
        </text:list-item>
      </text:list>
      <text:p text:style-name="P51"><text:span text:style-name="T21">#6B <text:tab/></text:span><text:span text:style-name="T7">ES6: REST AND SPREAD OPERATOR (… </text:span><text:span text:style-name="T9">aka 'elipses'</text:span><text:span text:style-name="T7">)</text:span><text:span text:style-name="T6"> → <text:s/>use for deep copy</text:span></text:p>
      <text:list xml:id="list284885444" text:continue-numbering="true" text:style-name="L2">
        <text:list-item>
          <text:p text:style-name="P71">The operator is used to represent an infinite number of arguments as an array; it is used to allow an iterable object to be expanded into multiple arguments. To identify which is being used, we must look at the item that the argument is being applied to. </text:p>
          <text:list>
            <text:list-item>
              <text:p text:style-name="P85">If applied to an <text:span text:style-name="T5">iterable objec</text:span>t (array, object, and so on), then it is the <text:span text:style-name="T5">spread operator</text:span> </text:p>
            </text:list-item>
            <text:list-item>
              <text:p text:style-name="P61"><text:span text:style-name="T19">If applied to </text:span><text:span text:style-name="T18">function arguments</text:span><text:span text:style-name="T19">, then it is the </text:span><text:span text:style-name="T18">rest operator</text:span><text:span text:style-name="T19">.</text:span></text:p>
            </text:list-item>
          </text:list>
        </text:list-item>
      </text:list>
      <text:p text:style-name="P33"><text:tab/></text:p>
      <text:p text:style-name="P13"><text:span text:style-name="T8">REST OPERATOR</text:span>: Like the arguments object of a fn (which is array-like object that contains each argument <text:s/>passed into the fn), <text:s/>the rest operator contains a list of fn arguments but has three distinct differences from the arguments object. </text:p>
      <text:list xml:id="list5457275383954708119" text:style-name="L6">
        <text:list-item>
          <text:p text:style-name="P87"><text:span text:style-name="T6"><text:s/>rest operator contains only the input parameters that have </text:span><text:span text:style-name="T14">not been given a separate formal declaration</text:span><text:span text:style-name="T6"> in the function expression</text:span></text:p>
        </text:list-item>
        <text:list-item>
          <text:p text:style-name="P80"><text:span text:style-name="T6">the arguments object is not an instance of an Array object. The </text:span><text:span text:style-name="T14">rest parameter is an instance of an array</text:span><text:span text:style-name="T6"> so functions like sort(), map(), and forEach() can be applied </text:span></text:p>
        </text:list-item>
        <text:list-item>
          <text:p text:style-name="P72">arguments object has special functionality that the rest parameter does not have (e.g. the caller property exists on the arguments object.) The rest parameter can be destructured similar to how we destructure an array. Instead of putting a single variable name inside before the ellipses, we can replace it with an</text:p>
        </text:list-item>
      </text:list>
      <text:p text:style-name="P33"/>
      <text:p text:style-name="P30">function fn( num1, num2, ...args ) <text:s/>//rest operator used for args </text:p>
      <text:p text:style-name="P13"/>
      <text:p text:style-name="P13">Rest parameter can be destructured (just like an array.) Instead of a single variable name inside before the ellipses, we can replace it with an array of variables to fill:</text:p>
      <text:p text:style-name="P33"><text:tab/></text:p>
      <text:p text:style-name="P30">function fn( ...[ n1, n2, n3 ] ) { </text:p>
      <text:p text:style-name="P30"><text:tab/>//destructures indefinite #of function parameters into array args <text:tab/>//then destructured into 3 vars </text:p>
      <text:p text:style-name="P30"><text:tab/>console.log( n1, n2, n3 ); </text:p>
      <text:p text:style-name="P30">} </text:p>
      <text:p text:style-name="P30">fn( 1, 2 ); // Expected output: 1, 2, undefined</text:p>
      <text:p text:style-name="P33"/>
      <text:p text:style-name="P33"/>
      <text:p text:style-name="P15"><text:span text:style-name="T7">SPREAD OPERATOR:</text:span><text:span text:style-name="T6"> Allows an iterable object such (e.g. an array or string to be expanded into multiple arguments (for function calls), array elements (for array literals), or key-value pairs (for object expressions) so we can expand an array into arguments for creating another array, object, or calling function:</text:span></text:p>
      <text:p text:style-name="P12"/>
      <text:p text:style-name="P5">function fn( n1, n2, n3 ) { </text:p>
      <text:p text:style-name="P5"><text:tab/>console.log( n1, n2, n3 ); </text:p>
      <text:p text:style-name="P5">} </text:p>
      <text:p text:style-name="P5">const values = [ 1, 2, 3 ];</text:p>
      <text:p text:style-name="P30">fn( ...values ); // Expected output: 1, 2, 3</text:p>
      <text:p text:style-name="P30"/>
      <text:p text:style-name="P30"/>
      <text:list xml:id="list106717918" text:continue-list="list284885444" text:style-name="L2">
        <text:list-header>
          <text:p text:style-name="P61"><text:span text:style-name="T8">OBJECT DESTRUCTURING:</text:span><text:span text:style-name="T23"> <text:s/>Used to extract data from an object and assign the values to new variables; we surround the variables we want to destructure with curly braces ({}), and set that expression equal to the object we are destructuring. Below</text:span><text:span text:style-name="T6"> we create object with keys firstName and lastName, then destructure this object into the variables firstName and lastName. The names of the vars and the object params must match. <text:s/>If there's no matching param for a var we're trying to destructure, then the var will be undefined </text:span></text:p>
        </text:list-header>
      </text:list>
      <text:p text:style-name="P31"/>
      <text:p text:style-name="P31">const obj = { firstName: 'Bob', lastName: 'Smith' }; </text:p>
      <text:p text:style-name="P31">const { firstName, lastName } = obj;</text:p>
      <text:p text:style-name="P30"><text:soft-page-break/>console.log( firstName ); // Expected output: 'Bob' </text:p>
      <text:p text:style-name="P30">console.log( lastName ); // Expected output: 'Smith' </text:p>
      <text:p text:style-name="P33"/>
      <text:p text:style-name="P33">...the exception to previous rule is if there's a <text:span text:style-name="T5">default value</text:span>:</text:p>
      <text:p text:style-name="P33"/>
      <text:p text:style-name="P30">const obj = { firstName: 'Bob', lastName: 'Smith' }; </text:p>
      <text:p text:style-name="P30">const { firstName = 'Samantha', middleName = 'Chris' } = obj; </text:p>
      <text:p text:style-name="P30">console.log( firstName ); // Expected output: 'Bob' console.log( middleName ); // Expected output: 'Chris'</text:p>
      <text:p text:style-name="P33"/>
      <text:p text:style-name="P12">We can also save the key that's extracted into a <text:span text:style-name="T5">var with a different name</text:span> by a<text:span text:style-name="T10">dding a colon and the new variable name after the key name</text:span> in the destructuring notation:</text:p>
      <text:p text:style-name="P12"/>
      <text:p text:style-name="P5">const obj = { firstName: 'Bob', lastName: 'Smith' }; </text:p>
      <text:p text:style-name="P5">const { firstName: first, lastName } = obj; c</text:p>
      <text:p text:style-name="P5">console.log( first ); // Expected output: 'Bob' </text:p>
      <text:p text:style-name="P5">console.log( lastName ); // Expected output: 'Smith'</text:p>
      <text:p text:style-name="P28"/>
      <text:p text:style-name="P45">#7<text:tab/>MANIPULATING THE DOM</text:p>
      <text:p text:style-name="P45"/>
      <text:p text:style-name="P45">7A<text:tab/>Single Element Selector</text:p>
      <text:p text:style-name="P45"><text:span text:style-name="T6"><text:tab/>Get the task element with id of task-title</text:span></text:p>
      <text:p text:style-name="P45"><text:tab/><text:span text:style-name="T24">document.getElementById('task-title') </text:span></text:p>
      <text:p text:style-name="P45"><text:span text:style-name="T6"><text:tab/></text:span></text:p>
      <text:p text:style-name="P45"><text:span text:style-name="T6"><text:tab/>Make selected element disappear</text:span></text:p>
      <text:p text:style-name="P45"><text:span text:style-name="T6"><text:tab/></text:span><text:span text:style-name="T24">document.getElementById('task-title').style.display = none</text:span><text:span text:style-name="T6"> </text:span></text:p>
      <text:p text:style-name="P45"/>
      <text:p text:style-name="P45"><text:span text:style-name="T6"><text:tab/>Set the inner text or html</text:span></text:p>
      <text:p text:style-name="P45"><text:span text:style-name="T6"><text:tab/></text:span><text:span text:style-name="T24">document.getElementById('task-title').style.innerText = Foo</text:span><text:span text:style-name="T6"> </text:span></text:p>
      <text:p text:style-name="P45"><text:span text:style-name="T24"><text:tab/>document.getElementById('task-title').style.innerHtml = &lt;body..&gt;</text:span></text:p>
      <text:p text:style-name="P45"><text:span text:style-name="T6"><text:s/></text:span></text:p>
      <text:p text:style-name="P45"><text:span text:style-name="T6"><text:tab/>Using the query selector to the line item in an unordered list</text:span></text:p>
      <text:p text:style-name="P45"><text:span text:style-name="T24"><text:tab/>document.querySelector('ui li') <text:s/></text:span></text:p>
      <text:p text:style-name="P45"><text:span text:style-name="T24"><text:tab/></text:span></text:p>
      <text:p text:style-name="P45"><text:span text:style-name="T24"><text:tab/></text:span><text:span text:style-name="T30">Using the query selector with CSS pseudo classes</text:span></text:p>
      <text:p text:style-name="P45"><text:span text:style-name="T24"><text:tab/>document.querySelector('li:nth-child(3)').style.color = 'yellow' <text:s/></text:span></text:p>
      <text:p text:style-name="P45"/>
      <text:p text:style-name="P45">7A<text:tab/>Muliple Element Selector</text:p>
      <text:p text:style-name="P45"/>
      <text:p text:style-name="P45"/>
      <text:p text:style-name="P45">#8<text:tab/>ES6: CLASSES &amp; MODULES<text:tab/><text:tab/></text:p>
      <text:p text:style-name="P15">Classes <text:span text:style-name="T6">were introduced in ES6 as means to expand on prototype-based inheritance by adding some OO concepts; it is syntactic sugar to expand on the existing prototype-based inheritance. Classes can have function constructors; subclasses must call super constructor:</text:span></text:p>
      <text:p text:style-name="P5"/>
      <text:p text:style-name="P5">class House{ </text:p>
      <text:p text:style-name="P5"><text:tab/>constructor(address, garage = false) {</text:p>
      <text:p text:style-name="P5"><text:tab/><text:tab/>this.address = address; </text:p>
      <text:p text:style-name="P5"><text:tab/><text:tab/>this.garage = garage;</text:p>
      <text:p text:style-name="P5"><text:tab/>} </text:p>
      <text:p text:style-name="P5">}</text:p>
      <text:p text:style-name="P5"/>
      <text:p text:style-name="P5"/>
      <text:p text:style-name="P5">class Mansion extends House { </text:p>
      <text:p text:style-name="P5"><text:tab/>constructor( address, floors = 3 ) { </text:p>
      <text:p text:style-name="P5"><text:soft-page-break/><text:tab/><text:tab/>super( address ); </text:p>
      <text:p text:style-name="P5"><text:tab/><text:tab/>this.floors = floors; </text:p>
      <text:p text:style-name="P5"><text:tab/>}</text:p>
      <text:p text:style-name="P5">}</text:p>
      <text:p text:style-name="P28"/>
      <text:p text:style-name="P15">Modules <text:span text:style-name="T6">were introduced in ES6 via import and export keywords allowing the contained code to be quickly and easily shared without any code duplication. Use export keyword to expose variables and functions contained in a file. Everything inside an ES6 module is private by default so only way to make anything public is to use the export keyword. Modules can export properties in two ways, via named exports or default exports.</text:span></text:p>
      <text:list xml:id="list7027860425601554713" text:style-name="L7">
        <text:list-item>
          <text:p text:style-name="P81"><text:span text:style-name="T5">Named exports</text:span><text:span text:style-name="T6"> allow for multiple exports per module. Multiple exports may be useful if you are building a math module that exports many functions and constants.</text:span></text:p>
        </text:list-item>
        <text:list-item>
          <text:p text:style-name="P81"><text:span text:style-name="T5">Default exports</text:span><text:span text:style-name="T6"> allow for just a single export per model. A single export may be useful if you are building a module that contains a single class.</text:span></text:p>
        </text:list-item>
      </text:list>
      <text:p text:style-name="P13"><text:s/></text:p>
      <text:p text:style-name="P8">export const PI = 3.1415; <text:tab/><text:tab/><text:tab/><text:tab/><text:tab/>//export constant</text:p>
      <text:p text:style-name="P9">export function convertDegToRad( degrees ) { <text:s text:c="3"/><text:tab/>//export function </text:p>
      <text:p text:style-name="P9"><text:tab/>return degrees * PI / (360/2); </text:p>
      <text:p text:style-name="P26"><text:span text:style-name="T25">}</text:span> </text:p>
      <text:p text:style-name="P9">export { PI, DEGREES_IN_CIRCLE, convertDegToRad }; <text:tab/>//export via object </text:p>
      <text:p text:style-name="P9"/>
      <text:p text:style-name="P21">Use the <text:span text:style-name="T5">default</text:span> keyword, to <text:span text:style-name="T5">export</text:span> the contents of module as a default export. When we default export a module, we can also omit the identifier name of the class, function, or variable we are exporting. Here we export a class and the other exports a function. When we export a default class, the export is not named. When we are importing default export modules, the name of the object we are importing is derived via the module's name. </text:p>
      <text:p text:style-name="P21"/>
      <text:p text:style-name="P8">//HouseClass.js </text:p>
      <text:p text:style-name="P8">export default class() { /* Class body goes here */ } <text:tab/>// export class</text:p>
      <text:p text:style-name="P8">// myFunction.js export </text:p>
      <text:p text:style-name="P8">default function() { /* Function body goes here */ }<text:tab/><text:tab/>//export fn</text:p>
      <text:p text:style-name="P21"/>
      <text:p text:style-name="P13">The <text:span text:style-name="T5">import</text:span> keyword allows you to import a module, allowing you to pull any items from that module into the current code file. When we import a module, we start the expression with the import keyword, identify what parts of the module we are going to import then follow that with the <text:span text:style-name="T5">from</text:span> keyword, and finally we finish with the path to the module file. </text:p>
      <text:p text:style-name="P6"/>
      <text:p text:style-name="P6">import { PI as pi } from 'math-module.js</text:p>
      <text:p text:style-name="P6">import * as MathModule from 'math-module.js'</text:p>
      <text:p text:style-name="P46"/>
      <text:p text:style-name="P13">Note ES6 modules may not have full support from all browsers versions. You must use a transpiler (e.g. Babel) to run your code on certain platforms. To use an import in the browser, we must use the script tag and set type to module and the src to the file. (If the browser does not support modules, there's a fallback option with the nomodule attribute.) Finally, be careful of <text:span text:style-name="T5">circular dependencies</text:span> which cause lots of errors in transpilation!</text:p>
      <text:p text:style-name="P13"/>
      <text:list xml:id="list1384796001" text:continue-list="list106717918" text:style-name="L2">
        <text:list-header>
          <text:p text:style-name="P62"/>
        </text:list-header>
      </text:list>
      <text:p text:style-name="P45">#9<text:tab/>TRANSPILATION</text:p>
      <text:p text:style-name="P12">To install the Babel cuse the following: <text:span text:style-name="T25">npm install --save-dev babel-cli.</text:span> </text:p>
      <text:p text:style-name="P12">After that, the <text:span text:style-name="T5">babel-cli</text:span> field will have been added to the devDependencies object in the package.json file (although this only installed base Babel with no plugins for transpiling):</text:p>
      <text:p text:style-name="P5"/>
      <text:p text:style-name="P5">"devDependencies": { </text:p>
      <text:p text:style-name="P5"><text:tab/>"babel-cli": "^6.26.0" </text:p>
      <text:p text:style-name="P5"><text:soft-page-break/>} </text:p>
      <text:p text:style-name="P44"/>
      <text:p text:style-name="P12">To install the plugin to transpile to ECMAScript 2015, use </text:p>
      <text:p text:style-name="P12"/>
      <text:p text:style-name="P5">npm install --save-dev babel-preset-es2015 </text:p>
      <text:p text:style-name="P12"/>
      <text:p text:style-name="P12">Once this finishes, our package.json file will contain another dependency: </text:p>
      <text:p text:style-name="P12"/>
      <text:p text:style-name="P5">"devDependencies": { </text:p>
      <text:p text:style-name="P5"><text:tab/>"babel-cli": "^6.26.0", </text:p>
      <text:p text:style-name="P5"><text:tab/>"babel-preset-es2015": "^6.24.1" </text:p>
      <text:p text:style-name="P5">}</text:p>
      <text:p text:style-name="P28"><text:tab/></text:p>
      <text:p text:style-name="P12">This installs the ES6 presets. To use these, we must tell Babel to configure itself with these presets. Create a file called <text:span text:style-name="T5">.babelrc </text:span>which is Babel's configuration. This is where we tell Babel what presets, plugins etc. Once created, add the following contents to the file: </text:p>
      <text:p text:style-name="P12"/>
      <text:p text:style-name="P5">{ "presets": ["es2015"] }</text:p>
      <text:p text:style-name="P12"/>
      <text:p text:style-name="P12">Now that Babel has been configured <text:s/>to transpile we need to update our package.json file to add a <text:span text:style-name="T5">transpile script </text:span>for npm. Add the following lines to your package.json file:</text:p>
      <text:p text:style-name="P47"/>
      <text:p text:style-name="P47"><text:tab/>"scripts": { </text:p>
      <text:p text:style-name="P47"><text:tab/><text:tab/>"transpile": "babel app.js --out-file app.transpiled.js --source-maps" </text:p>
      <text:p text:style-name="P47"><text:tab/>}</text:p>
      <text:p text:style-name="P45"/>
      <text:p text:style-name="P12">The scripts object allows us to run these commands from npm. </text:p>
      <text:list xml:id="list6650572665944150076" text:style-name="L8">
        <text:list-item>
          <text:p text:style-name="P73">We name the npm script transpile and it will run the command chain babel app.js --out-file app.transpiled.js --source-maps. App.js is our input file. </text:p>
        </text:list-item>
        <text:list-item>
          <text:p text:style-name="P73">The --out-file command specifies the output file for compilation. App.transpiled.js is our output file. </text:p>
        </text:list-item>
        <text:list-item>
          <text:p text:style-name="P73">Lastly, --source-maps creates a source map file. This file tells the browser which line of transpiled code corresponds to which lines of the original source. This allows us to debug directly in the original source file, that is, app.js. </text:p>
        </text:list-item>
        <text:list-item>
          <text:p text:style-name="P73"/>
        </text:list-item>
      </text:list>
      <text:p text:style-name="P4"><text:span text:style-name="T6">Now we can transpile by typing </text:span><text:span text:style-name="T24">npm run transpile</text:span><text:span text:style-name="T6"> into the terminal window. </text:span></text:p>
      <text:p text:style-name="P45"/>
      <text:p text:style-name="P21"/>
      <text:list xml:id="list764216041" text:continue-list="list1384796001" text:style-name="L2">
        <text:list-item>
          <text:p text:style-name="P61"><text:span text:style-name="T5">Inheritance, Composition &amp;Prototype</text:span> (__proto__ points back to the function)</text:p>
        </text:list-item>
        <text:list-item>
          <text:p text:style-name="P62">Closures</text:p>
        </text:list-item>
        <text:list-item>
          <text:p text:style-name="P62">Dom Events &amp; Custom Events</text:p>
        </text:list-item>
        <text:list-item>
          <text:p text:style-name="P62">Events, Event Handlers, Delegation Filtering &amp; Bubbling</text:p>
        </text:list-item>
      </text:list>
      <text:p text:style-name="P28"/>
      <text:p text:style-name="P28"/>
      <text:p text:style-name="P28">Javascript Tools</text:p>
      <text:p text:style-name="P28"/>
      <text:p text:style-name="P28">Jest –<text:span text:style-name="T6"> Preferred testing framework</text:span></text:p>
      <text:p text:style-name="P28">TypeScript <text:span text:style-name="T6"><text:s/>- Strongly typed js</text:span></text:p>
      <text:p text:style-name="P28">Gulp <text:s/><text:span text:style-name="T6">- Task/pipeline runner used for build </text:span></text:p>
      <text:p text:style-name="P28">Webpack <text:span text:style-name="T6">– module bundler and packaging for browser</text:span></text:p>
      <text:p text:style-name="P28">Babel<text:span text:style-name="T6"> – Transpiler</text:span></text:p>
      <text:p text:style-name="P28">Bootstrap<text:span text:style-name="T6"> – CSS framework for responsive web </text:span></text:p>
      <text:p text:style-name="P28"><text:soft-page-break/>Fetch &amp; Axios<text:span text:style-name="T6"> – Asynchronous javascript using Promises</text:span></text:p>
      <text:p text:style-name="P28">Angular / React <text:span text:style-name="T6">– Javascript MVC frameworks</text:span></text:p>
      <text:p text:style-name="P42"/>
      <text:p text:style-name="P59">ASYNCHRONOUS JS</text:p>
      <text:p text:style-name="Standard"/>
      <text:list xml:id="list4814112889912894921" text:style-name="L9">
        <text:list-item>
          <text:p text:style-name="P88">JS <text:s/>a single threaded, event driven, asynchronous programming language.</text:p>
        </text:list-item>
        <text:list-item>
          <text:p text:style-name="P74">Browser has a JS runtime (e.g. Chome's v8) but also other parts such as WebAPIs (e.g. XMLHttpRequest, JSON engine) but JS is single-threaded and handles asynchronous operations through the <text:span text:style-name="T5">Event Loop</text:span> (which is really 4 parts → heap, stack, event queue and the main Event Loop). When a function makes an asynchronous operation, it puts an event handler into the heap. When the async operation completes, the event is pushed to the event queue. The event loop polls the queue, continually checking whether the call stack is empty and so where completed calls can be <text:span text:style-name="T10">pushed</text:span> on to the stack – see setTimeOut and specifically setTimeOut(0)</text:p>
          <text:p text:style-name="P74"/>
        </text:list-item>
      </text:list>
      <text:p text:style-name="P2"><text:span text:style-name="Source_20_Text"><text:span text:style-name="T2">setTimeout(function() { </text:span></text:span></text:p>
      <text:p text:style-name="P3"><text:span text:style-name="Source_20_Text"><text:span text:style-name="T4"><text:s text:c="4"/></text:span></text:span><text:span text:style-name="Source_20_Text"><text:span text:style-name="T3">console.log('AAA');</text:span></text:span></text:p>
      <text:p text:style-name="P3"><text:span text:style-name="Source_20_Text"><text:span text:style-name="T3">}, 0);</text:span></text:span></text:p>
      <text:p text:style-name="P5"/>
      <text:p text:style-name="P14"><text:span text:style-name="T6">The JavaScript engine has a single </text:span>call stack<text:span text:style-name="T6"> stack, the event loop stack which is a traditional call stack— keeps track of the currently executing function and what function is to be executed after. (Functions held in the stack are called frames; event loop takes a FIFO approach so function frames are added and removed only from the top of the stack)</text:span></text:p>
      <text:p text:style-name="P44"/>
      <text:p text:style-name="P14"><text:span text:style-name="T6">The (FIFO message)</text:span> Queue <text:span text:style-name="T6">is used to track asynchronous event completions. Each message in the queue has an associated function which gets called when the message is handled. Handling a message means it's removed from <text:s/>queue and its corresponding function is called with the message's data as its input parameters and a new stack frame is created when the function is called. Three things to consider:</text:span></text:p>
      <text:p text:style-name="P12"/>
      <text:list xml:id="list6356302142642158053" text:style-name="L10">
        <text:list-item>
          <text:p text:style-name="P75">Events come back out of sync (and we must account for this with callbacks and promises)</text:p>
        </text:list-item>
        <text:list-item>
          <text:p text:style-name="P75">Synchronous code is blocking</text:p>
        </text:list-item>
        <text:list-item>
          <text:p text:style-name="P75">Zero-delay functions do not actually execute after 0 milliseconds (because the event queue may have many messages to process)</text:p>
        </text:list-item>
      </text:list>
      <text:p text:style-name="P44"/>
      <text:p text:style-name="P14">Callbacks<text:span text:style-name="T6"> (most basic form of JS asynchronous programming) is a function that gets called after another function completes. Callbacks are used to handle the response of an asynchronous function call. In JS, functions are treated like objects (i.e.can be passed as arguments, returned by functions, and saved into variables.) So callback is a function object that is passed as an argument into a higher order function. Once the higher order finishes doing some form of work, such as an HTTP request or database call, it calls the callback function with the error or return values.A callback function should take in at least two arguments: </text:span>error and result<text:span text:style-name="T6">. A callback may take in as many arguments as needed or specified by the higher order function, but the </text:span><text:span text:style-name="T14">first argument must be the error object </text:span><text:span text:style-name="T19">(which in most cases is an instance of the Error class but there's no convention for the contents of the error object.)If the higher order function does NOT encounter an error, the error parameter should be set to null. (Some third-party APIs may return a </text:span><text:span text:style-name="T15">falsy</text:span><text:span text:style-name="T15"><text:note text:id="ftn1" text:note-class="footnote"><text:note-citation>1</text:note-citation><text:note-body><text:p text:style-name="Footnote">Falsy is a term used in JavaScript type comparison and conversion. Falsy values in JavaScript translate to the Boolean false when used in type comparisons. Examples of falsy values are null, undefined, 0, and the Boolean false.</text:p></text:note-body></text:note></text:span><text:span text:style-name="T15"> value</text:span><text:span text:style-name="T19"> that is not null, but this is discouraged because it can makes error handling more complicated.)</text:span></text:p>
      <text:p text:style-name="P25"/>
      <text:p text:style-name="P14"><text:soft-page-break/><text:span text:style-name="T15">Result Argument</text:span><text:span text:style-name="T19"> of a callback contains the evaluated result of the higher order function. (e.g. an HTTP response, db query). Some APIs also may provide more detailed error information in the result field when an error is returned so it's </text:span><text:span text:style-name="T14">important to not assume a function completed successfully if the result object is present</text:span><text:span text:style-name="T19">. You must check the error field; if error argument is not null or undefined, then we must handle the error in some way.</text:span></text:p>
      <text:p text:style-name="P24"><text:s/></text:p>
      <text:p text:style-name="P7"><text:s/>TwitterAPI.listFollowers( </text:p>
      <text:p text:style-name="P7"><text:tab/>{ user_id: "example_user" }, (err, result) =&gt; { </text:p>
      <text:p text:style-name="P7"><text:tab/> <text:s text:c="3"/>if ( err ) { // HANDLE ERROR } </text:p>
      <text:p text:style-name="P7"><text:tab/> <text:s text:c="3"/>console.log( err, result );</text:p>
      <text:p text:style-name="P7">});</text:p>
      <text:p text:style-name="P24"/>
      <text:p text:style-name="P24">Checking if err is truthy then executing error handling is the lazy way of coding (i.e. error <text:s/>object could be the Boolean false, the number 0, the empty string which all evaluate to falsy, even though the value is not null or undefined):</text:p>
      <text:p text:style-name="P24"/>
      <text:list xml:id="list5168068445435798059" text:style-name="L11">
        <text:list-item>
          <text:p text:style-name="P86">If you are using an API, check that it will not return an error that evaluates to falsy </text:p>
        </text:list-item>
        <text:list-item>
          <text:p text:style-name="P86">If you are building an API, don't ever return an error that could evaluate to falsy</text:p>
        </text:list-item>
      </text:list>
      <text:p text:style-name="P24"/>
      <text:p text:style-name="P4"><text:span text:style-name="T19"><text:s/></text:span><text:span text:style-name="T20">Callback Pitfalls</text:span></text:p>
      <text:p text:style-name="P23"><text:s/></text:p>
      <text:list xml:id="list2455972135670960401" text:style-name="L12">
        <text:list-item>
          <text:p text:style-name="P89"><text:span text:style-name="T18">'Callback Hell' =&gt; </text:span><text:span text:style-name="T19"><text:s/>after work completes and a callback is called, the callback function can call another asynchronous function to do more asynchronous work and on and on. This can be avoided with two tricks: modules ad named functions (i.e. define the callback and assign it to an variable) so the defined callback functions can be kept in the same file or put into a module and imported. Using named functions in callbacks will help prevent callback nesting from cluttering your code.</text:span></text:p>
        </text:list-item>
        <text:list-item>
          <text:p text:style-name="P89"><text:span text:style-name="T18">'N</text:span><text:span text:style-name="T5">on-existence of callback' </text:span><text:span text:style-name="T6"><text:s/>=&gt; when writing an API, we must consider the possibility that the user of the API might not pass a valid callback function into the API. If <text:s/>intended callback is not a function or does not exist, then trying to call it will cause a runtime error so </text:span><text:span text:style-name="T14">good practice to validate that a callback exists and that it is a function</text:span><text:span text:style-name="T6"> before attempting to call it; if the user passes in an invalid callback, then we can fail gracefully.</text:span></text:p>
        </text:list-item>
      </text:list>
      <text:p text:style-name="P33"/>
      <text:p text:style-name="P5">Function apiFunction( args, callback ){ </text:p>
      <text:p text:style-name="P5"><text:tab/>if ( !callback || !( typeof callback === "function" ) ){ </text:p>
      <text:p text:style-name="P5"><text:tab/><text:tab/>throw new Error( "Invalid callback. Provide a function." ); </text:p>
      <text:p text:style-name="P5"><text:tab/>} </text:p>
      <text:p text:style-name="P5"><text:tab/>let result = {}; </text:p>
      <text:p text:style-name="P5"><text:tab/>let err = null; </text:p>
      <text:p text:style-name="P5"><text:tab/>// Do work </text:p>
      <text:p text:style-name="P5"><text:tab/>// Set err and result </text:p>
      <text:p text:style-name="P5"><text:tab/>callback( err, result ); </text:p>
      <text:p text:style-name="P5">}</text:p>
      <text:p text:style-name="P33"/>
      <text:p text:style-name="P28"><text:span text:style-name="T7">Promises</text:span><text:span text:style-name="T6"> </text:span></text:p>
      <text:p text:style-name="P12">In JS, a promise is an object that wraps an asynchronous operation and notifies the program when the asynchronous operation completes. A promise <text:s/>represents the eventual completion or failure of the wrapped operation and is a proxy for a value not necessarily known. Instead of providing the value immediately (synchronous). it promises to provide a value at some point in the future. Promises allow you to associate success and error handlers with an asynchronous action. These handlers are called at the completion or failure of the wrapped asynchronous process. </text:p>
      <text:p text:style-name="P14"><text:soft-page-break/>Promise States<text:span text:style-name="T6">: a promise can only succeed with a value or fail with an error once. The state of a promise defines where the promise is in its work towards the resolution of a value. A promise comes in three states: </text:span></text:p>
      <text:p text:style-name="P12"/>
      <text:list xml:id="list1206256495082521953" text:style-name="L13">
        <text:list-item>
          <text:p text:style-name="P90"><text:span text:style-name="T5">Pending</text:span><text:span text:style-name="T6"> is the state the promises starts in and async operation being done inside the promise is not complete.</text:span></text:p>
        </text:list-item>
        <text:list-item>
          <text:p text:style-name="P90"><text:span text:style-name="T5">Fulfilled</text:span><text:span text:style-name="T6"> means a value is available (i.e value generated by the async operation has been returned and can be used)</text:span></text:p>
        </text:list-item>
        <text:list-item>
          <text:p text:style-name="P90"><text:span text:style-name="T5">Rejected</text:span><text:span text:style-name="T6"> means the async operation has completed with an error so no future work will be done and no value will be provided. The error from the asynchronous operation has been returned and can be referenced from the promise object. </text:span></text:p>
          <text:p text:style-name="P76"/>
        </text:list-item>
      </text:list>
      <text:p text:style-name="P14">Resolving or Rejecting a Promise: <text:span text:style-name="T6">promise created via new instance of Promise which accepts a single argument, a functiona and this function must have two arguments: resolve and reject. </text:span></text:p>
      <text:p text:style-name="P30"/>
      <text:p text:style-name="P30"><text:tab/>const myPromise1 = new Promise( ( resolve, reject ) =&gt; </text:p>
      <text:p text:style-name="P30"><text:tab/><text:tab/>{ setTimeout( () =&gt; { resolve( 'Done!' ) }, 1000 ) </text:p>
      <text:p text:style-name="P30"><text:tab/>} ); </text:p>
      <text:p text:style-name="P30"><text:tab/>const myPromise2 = new Promise( ( resolve, reject ) =&gt; { </text:p>
      <text:p text:style-name="P30"><text:tab/><text:tab/>// Do asynchronous work here </text:p>
      <text:p text:style-name="P30"><text:tab/><text:tab/>reject( new Error( 'Oh no! Promise was rejected' ) ); </text:p>
      <text:p text:style-name="P30"><text:tab/>});</text:p>
      <text:p text:style-name="P28"><text:tab/></text:p>
      <text:p text:style-name="P34">Using Promises</text:p>
      <text:list xml:id="list433284126021602495" text:style-name="L14">
        <text:list-item>
          <text:p text:style-name="P91"><text:span text:style-name="T6">The promise class has 3 member functions <text:s/>(promise handlers) used to handle promise fulfillment and rejection and these are </text:span><text:span text:style-name="T5">then(), catch(), and finally()</text:span><text:span text:style-name="T6">. When a promise completes, one of the handler functions is called.</text:span></text:p>
        </text:list-item>
        <text:list-item>
          <text:p text:style-name="P91"><text:span text:style-name="T6"><text:s/>If the promise fulfills, the </text:span><text:span text:style-name="T5">then()</text:span><text:span text:style-name="T6"> function is called. </text:span></text:p>
        </text:list-item>
        <text:list-item>
          <text:p text:style-name="P91"><text:span text:style-name="T6">If the promise is rejected, either the </text:span><text:span text:style-name="T5">catch() </text:span><text:span text:style-name="T6">function is called, or the then() function with a rejection handler is called. </text:span></text:p>
        </text:list-item>
        <text:list-item>
          <text:p text:style-name="P77">The then() member function is designed to handle and get the promise fulfillment or rejection result. The then function takes in two function arguments, a fulfillment callback and a rejection callback. This is shown in the following example: /</text:p>
          <text:p text:style-name="P77"/>
          <text:p text:style-name="P68">// Resolve the promise with a value or reject with an error </text:p>
          <text:p text:style-name="P68">myPromise.then( </text:p>
        </text:list-item>
      </text:list>
      <text:p text:style-name="P30"><text:tab/><text:tab/>( result ) =&gt; { /* handle result */ }, // Promise fulfilled <text:s/></text:p>
      <text:p text:style-name="P30"><text:tab/><text:tab/>( err ) =&gt; { /* handle error here */ } // Promise rejected </text:p>
      <text:p text:style-name="P30">);</text:p>
      <text:p text:style-name="P33"/>
      <text:p text:style-name="P4"><text:span text:style-name="T6">The first argument in the then() function is the </text:span><text:span text:style-name="T5">promise fulfillment handler</text:span><text:span text:style-name="T6">. If the promise is fulfilled with a value, the promise fulfillment handler callback is called. The promise fulfillment handler takes one argument. The value of this argument will be the value passed in to the fulfilled callback in the promise function body.:</text:span></text:p>
      <text:p text:style-name="P12"/>
      <text:p text:style-name="P5">// Resolve the promise with a value </text:p>
      <text:p text:style-name="P5">const myPromise = new Promise( ( resolve, reject ) =&gt; { </text:p>
      <text:p text:style-name="P5"><text:tab/><text:tab/>// Do asynchronous work here </text:p>
      <text:p text:style-name="P5"><text:tab/><text:tab/>resolve( 'Promise was resolved!' ); </text:p>
      <text:p text:style-name="P5">} );</text:p>
      <text:p text:style-name="P18"><text:span text:style-name="T24">myPromise.then(value =&gt; console.log(value)); <text:tab/>//'Promise was resolved'</text:span><text:span text:style-name="T27"> </text:span></text:p>
      <text:p text:style-name="P11"/>
      <text:p text:style-name="P4"><text:soft-page-break/><text:span text:style-name="T6">The second argument in the then() function is the promise </text:span><text:span text:style-name="T5">rejection handler</text:span><text:span text:style-name="T6">. If the promise is rejected with an error, the promise rejection handler callback is called. The promise rejection handler takes one argument. The value of this argument is the value passed in to the reject callback in the promise function body. An example of this is shown in the following snippet: </text:span></text:p>
      <text:p text:style-name="P12"/>
      <text:p text:style-name="P5">// Reject the promise with a value </text:p>
      <text:p text:style-name="P5">const myPromise = new Promise( (resolve,reject) =&gt; { </text:p>
      <text:p text:style-name="P5"><text:tab/>// Do asynchronous work here</text:p>
      <text:p text:style-name="P5"><text:s/><text:tab/>reject( new Error ('Promise was rejected!')); </text:p>
      <text:p text:style-name="P5">} ); </text:p>
      <text:p text:style-name="P5">myPromise.then( () =&gt; {}, error =&gt; console.log( error) ); </text:p>
      <text:p text:style-name="P5"/>
      <text:p text:style-name="P22">Handling Promises </text:p>
      <text:p text:style-name="P21"><text:span text:style-name="T6">When </text:span><text:span text:style-name="T5">Promise.then()</text:span><text:span text:style-name="T6"> is called, it returns a new promise in the pending state. After the promise handler for fulfilled or rejected has been called, the handlers in Promise.then() get called asynchronously. When the handler called from Promise.then() returns a value, that value is used to resolve or reject the promise returned by promise.then(). The following table provides the action taken if the handler function returns a value, an error, or a promise at any stage:</text:span></text:p>
      <text:p text:style-name="P16"/>
      <table:table table:name="Table2" table:style-name="Table2">
        <table:table-column table:style-name="Table2.A"/>
        <table:table-column table:style-name="Table2.B"/>
        <table:table-row>
          <table:table-cell table:style-name="Table2.A1" office:value-type="string">
            <text:p text:style-name="P55">Handler return value</text:p>
          </table:table-cell>
          <table:table-cell table:style-name="Table2.B1" office:value-type="string">
            <text:p text:style-name="P55">Action taken</text:p>
          </table:table-cell>
        </table:table-row>
        <table:table-row>
          <table:table-cell table:style-name="Table2.A2" office:value-type="string">
            <text:p text:style-name="P54">Returns a value</text:p>
          </table:table-cell>
          <table:table-cell table:style-name="Table2.B2" office:value-type="string">
            <text:p text:style-name="P54">The promise returned by promise.then() is resolved with the value returned by the handler function </text:p>
          </table:table-cell>
        </table:table-row>
        <table:table-row>
          <table:table-cell table:style-name="Table2.A2" office:value-type="string">
            <text:p text:style-name="P54">Throws an error </text:p>
          </table:table-cell>
          <table:table-cell table:style-name="Table2.B2" office:value-type="string">
            <text:p text:style-name="P54">The promise returned by promise.then() is rejected, with the thrown error as its value</text:p>
          </table:table-cell>
        </table:table-row>
        <table:table-row>
          <table:table-cell table:style-name="Table2.A2" office:value-type="string">
            <text:p text:style-name="P54">Returns a resolved promise </text:p>
          </table:table-cell>
          <table:table-cell table:style-name="Table2.B2" office:value-type="string">
            <text:p text:style-name="P54">The promise returned by promise.then() gets resolved with the handler function's returned promise's resolution value</text:p>
          </table:table-cell>
        </table:table-row>
        <table:table-row>
          <table:table-cell table:style-name="Table2.A2" office:value-type="string">
            <text:p text:style-name="P54">Returns a rejected promise </text:p>
          </table:table-cell>
          <table:table-cell table:style-name="Table2.B2" office:value-type="string">
            <text:p text:style-name="P54">The promise returned by promise.then() gets rejected with the handler function's returned promise's rejection value</text:p>
          </table:table-cell>
        </table:table-row>
        <table:table-row>
          <table:table-cell table:style-name="Table2.A2" office:value-type="string">
            <text:p text:style-name="P54">Returns a pending promise </text:p>
          </table:table-cell>
          <table:table-cell table:style-name="Table2.B2" office:value-type="string">
            <text:p text:style-name="P54">The resolution or rejection of the promise returned by promise.then() will be subsequent to the rejection or resolution of the promise returned by the handler function </text:p>
          </table:table-cell>
        </table:table-row>
      </table:table>
      <text:p text:style-name="P17"/>
      <text:list xml:id="list2852213632762258729" text:style-name="L15">
        <text:list-item>
          <text:p text:style-name="P82"><text:span text:style-name="T5">Promise.catch()</text:span><text:span text:style-name="T6"> takes one argument, a handler function, to handle the promise rejection value. When Promise.catch is called, internally it calls Promise.then( undefined, rejectHandler ). So internally, the Promise.then() handler is called with only the promise rejection callback, rejectHandler, and no promise fulfillment callback. Promise.catch() returns the value of the internal Promise.then() call: </text:span></text:p>
        </text:list-item>
      </text:list>
      <text:p text:style-name="P12"/>
      <text:p text:style-name="P5">const myPromise = new Promise( ( resolve, reject ) =&gt; { </text:p>
      <text:p text:style-name="P5"><text:tab/>reject( new Error 'Promise was resolved!' ); </text:p>
      <text:p text:style-name="P5">} ); </text:p>
      <text:p text:style-name="P5">myPromise.catch( err =&gt; console.log( err ) );</text:p>
      <text:p text:style-name="P14"/>
      <text:list xml:id="list3751817262945797234" text:style-name="L16">
        <text:list-item>
          <text:p text:style-name="P83"><text:span text:style-name="T5">Promise.finally(), </text:span><text:span text:style-name="T6">is a promise handler to catch </text:span><text:span text:style-name="T14">all promise completion cases </text:span><text:span text:style-name="T19">so is</text:span><text:span text:style-name="T6"> called for both promise rejections and resolutions. It takes a single function argument that is called when the promise is rejected or fulfilled. (It provides us with a catch all handler to handle either fulfillment case.) Promise.finally() should be used to avoid duplication of code between then and catch handlers. The function passed to Promise.finally() does not take in any arguments, so any value passed in to a promise's resolution or rejection will be ignored. Because there is no way to reliably distinguish between a rejection and a fulfillment then this should only be used when we do not care if the promise has been rejected or fulfilled:</text:span></text:p>
        </text:list-item>
      </text:list>
      <text:p text:style-name="P5"><text:soft-page-break/>// Resolve the promise with a value </text:p>
      <text:p text:style-name="P5">const myPromise = new Promise( <text:s/>( resolve, reject ) =&gt; {</text:p>
      <text:p text:style-name="P5"><text:tab/>resolve( 'Promise was resolved!' ); </text:p>
      <text:p text:style-name="P5">}); </text:p>
      <text:p text:style-name="P5">myPromse.finally( </text:p>
      <text:p text:style-name="P5"><text:tab/>value =&gt; { console.log('Finally!');}</text:p>
      <text:p text:style-name="P5">); </text:p>
      <text:p text:style-name="P5">// Expected output: Finally</text:p>
      <text:p text:style-name="P5"/>
      <text:p text:style-name="P12">Sometimes we may want to create a promise that is already in the fulfilled state and there's 2 static member functions to do this: </text:p>
      <text:p text:style-name="P12"/>
      <text:list xml:id="list7004686506159791074" text:style-name="L17">
        <text:list-item>
          <text:list>
            <text:list-item>
              <text:list>
                <text:list-item>
                  <text:p text:style-name="P92"><text:span text:style-name="T5">Promise.reject()</text:span><text:span text:style-name="T6"> takes a single argument and returns a promise that has been rejected with the value passed in to the reject function. </text:span></text:p>
                </text:list-item>
                <text:list-item>
                  <text:p text:style-name="P92"><text:span text:style-name="T5">Promise.resolve()</text:span><text:span text:style-name="T6"> takes in a single argument and returns a promise that has been resolved with the value passed in to resolve: </text:span></text:p>
                </text:list-item>
              </text:list>
            </text:list-item>
          </text:list>
        </text:list-item>
      </text:list>
      <text:p text:style-name="P12"/>
      <text:p text:style-name="P30"><text:tab/>Promise.resolve( 'Resolve value!' ).then( console.log ); </text:p>
      <text:p text:style-name="P30"><text:tab/>Promise.reject( 'Reject value!' ).catch( console.log ); </text:p>
      <text:p text:style-name="P30"><text:tab/>//Expected output: </text:p>
      <text:p text:style-name="P30"><text:tab/>// Resolve value! </text:p>
      <text:p text:style-name="P5">// Reject value! </text:p>
      <text:p text:style-name="P5"/>
      <text:p text:style-name="P5"/>
      <text:list xml:id="list1004901900" text:continue-list="list764216041" text:style-name="L2">
        <text:list-item>
          <text:p text:style-name="P70"><text:span text:style-name="T8">Promise Chaining</text:span><text:span text:style-name="T5"> </text:span>is used when promise body needs to do more async work after the value is obtained. Nested promise calls can get difficult to follow so to avoid promise hell, we can chain promises. Promise.then(), Promise.catch(), and Promise.finally() all return promises so we can tack on another then handler to this promise and make a promise chain to handle the newly returned promise:</text:p>
          <text:p text:style-name="P70"/>
          <text:p text:style-name="P67">function apiCall1( result ) { </text:p>
        </text:list-item>
      </text:list>
      <text:p text:style-name="P30"><text:tab/><text:tab/>// Function that returns a promise return </text:p>
      <text:p text:style-name="P30"><text:tab/><text:tab/>new Promise( ( resolve, reject ) =&gt; { </text:p>
      <text:p text:style-name="P30"><text:tab/><text:tab/> <text:s text:c="3"/>resolve( 'value1' ); </text:p>
      <text:p text:style-name="P30"><text:tab/><text:tab/>}</text:p>
      <text:p text:style-name="P30"><text:tab/>);} </text:p>
      <text:p text:style-name="P30"><text:tab/>function apiCall2( result ) {</text:p>
      <text:p text:style-name="P30"><text:tab/><text:tab/>// Function that returns a promise </text:p>
      <text:p text:style-name="P30"><text:tab/><text:tab/>return new Promise( ( resolve, reject ) =&gt; { </text:p>
      <text:p text:style-name="P30"><text:tab/><text:tab/><text:tab/>resolve( 'value2' );</text:p>
      <text:p text:style-name="P30"><text:tab/><text:tab/>}} </text:p>
      <text:p text:style-name="P30"><text:tab/>); } </text:p>
      <text:p text:style-name="P30"><text:tab/>myPromise.then(apiCall1).then(apiCall2).then(<text:tab/></text:p>
      <text:p text:style-name="P30"><text:tab/><text:tab/>result =&gt; console.log('done!')</text:p>
      <text:p text:style-name="P30"><text:tab/>);</text:p>
      <text:p text:style-name="P28"/>
      <text:p text:style-name="P12">Here apiCall1() and apiCall2() <text:s/>return a promise that does more asynchronous work. When t myPromise (the original promise) completes, the Promise.then() handler calls apiCall1(), which returns another promise. The second Promise.then() handler is applied to this newly returned promise. When the promise returned by apiCall1() is resolved, the handler function calls apiCall2(), which also returns a promise. When the promise returned by apiCall2() is returned, the final Promise.then() handler is called. (If these handler functions with asynchronous work were nested, it could get very difficult to follow the program.) By chaining promises, it is possible for the promise handler to return a value instead of a new promise. If a value is returned, the value gets passed as an input to the next Promise.then() handler in the chain allowing you to embed synchronous steps into the promise chain.</text:p>
      <text:p text:style-name="P12"><text:soft-page-break/>When chaining, we must be careful with <text:span text:style-name="T5">catch handlers</text:span>. </text:p>
      <text:list xml:id="list5648134383962722632" text:style-name="L18">
        <text:list-item>
          <text:p text:style-name="P78">When a promise is rejected, it jumps to the next promise rejection handler (which can be the second argument in a then/catch handler.) All handlers between where the promise is rejected, and the next rejection handlers, will be ignored. </text:p>
        </text:list-item>
        <text:list-item>
          <text:p text:style-name="P78">When the catch handler completes, the promise returned by catch() will be fulfilled with the returned value of the rejection handler, therefore, the following promise fulfillment handler will be given a value to run with. If the catch handler is not the last handler in the promise chain, the promise chain will continue to run with the returned value of the catch handler. This can be a tricky error to debug; however, it allows us to catch a promise rejection, handle the error in a specific way, and continue with the promise chain. It allows the promise chain to handle a reject or accept in different ways, then continue with the async work. </text:p>
        </text:list-item>
      </text:list>
      <text:p text:style-name="P12"/>
      <text:p text:style-name="P44"><text:tab/>Here's a promise chain with 3 async calls after the resolution of myPromise...</text:p>
      <text:p text:style-name="P44"/>
      <text:p text:style-name="P5">// Promise chain handles rejection and continues</text:p>
      <text:p text:style-name="P5">//apiCall1 is a funciton that returns a rejected promise </text:p>
      <text:p text:style-name="P5">//apiCall2 is a function that returns a resolved promise </text:p>
      <text:p text:style-name="P5">//apiCall3 is a function that returns <text:s/>a resolved promise</text:p>
      <text:p text:style-name="P5">//errrorHandler1 is a function that returns a resolved promise </text:p>
      <text:p text:style-name="P5">myPromise.then(apiCall1).then(apiCall2, errorHandler1)</text:p>
      <text:p text:style-name="P5"><text:tab/>.then(apiCall3).catch(errorHandler2);</text:p>
      <text:p text:style-name="P52"/>
      <text:p text:style-name="P20">The first API call will reject the promise with an error, the rejected promise is handled by the second then handler (which is errorHandler2 and so ignores apiCall2). So errrorHandler1 does some work and returns a value or promise which is passed to apiCall3 which return a resolved promise. <text:s/></text:p>
      <text:p text:style-name="P20"/>
      <text:p text:style-name="P20">To skip one rejection handler to the next handler, we need to throw an error inside the rejection handler function. This will cause the returned promise to be rejected with the error thrown and skip to the next catch handler. If we wish to exit the promise chain early and not continue when a promise is rejected, you should only include a single catch handler at the end of the chain. When a promise is rejected, the rejection is handled by the first handler found. If this handler is the last handler in the promise chain, the chain ends. </text:p>
      <text:p text:style-name="P20"/>
      <text:p text:style-name="P5">//Promise chain handles rejection and continues</text:p>
      <text:p text:style-name="P5">//apiCall1 returns a rejected promise</text:p>
      <text:p text:style-name="P5">p1.then(apiCall1).then(apiCall2).then(apiCall3).catch(errorHandler1);</text:p>
      <text:p text:style-name="P52"/>
      <text:p text:style-name="Standard"><text:span text:style-name="T28">Here </text:span><text:span text:style-name="T25">p1</text:span><text:span text:style-name="T28"> is resolved with a value and then first </text:span><text:span text:style-name="T25">then</text:span><text:span text:style-name="T28"> hander is called. Here, </text:span><text:span text:style-name="T25">apiCall1()</text:span><text:span text:style-name="T28"> is called an it returns a rejected promise. But the next two handlers do not have an argument to handle the promise rejection so the rejection is passed to the catch handler. The catch handler calls </text:span><text:span text:style-name="T25">errorHandler1</text:span><text:span text:style-name="T28"> and then and then promise chain ends.</text:span></text:p>
      <text:p text:style-name="P20"/>
      <text:p text:style-name="P5"><text:span text:style-name="T28">Chaining promises ensures all promises complete in the order of the chain. If promises need not be competed in order we can use </text:span><text:span text:style-name="T29">Promise.all() </text:span><text:span text:style-name="T28">function, (a static class function) which takes an array of promises and when all have been resolved then handler is called. The </text:span>then<text:span text:style-name="T28"> handler function's parameter will be the array with the resolve value of each promise and these will be in the original order (i.e. not completion order.) If one or more promises are rejected then reject handler will be called with the rejection value of the first promise; all other promises will complete but rejection/resolutions of these not call any then/catch: </text:span></text:p>
      <text:p text:style-name="P20"/>
      <text:p text:style-name="P5"><text:soft-page-break/>let p1 = new Promise( (resolve,reject) =&gt; {</text:p>
      <text:p text:style-name="P5"><text:tab/>setTimeout( () =&gt; { reject('Error 1'); }, 100}; </text:p>
      <text:p text:style-name="P5">});</text:p>
      <text:p text:style-name="P5">let p2 = new Promise( (resolve,reject) =&gt; {</text:p>
      <text:p text:style-name="P5"><text:tab/>setTimeout( () =&gt; { reject('Error 2'); }, 200}; </text:p>
      <text:p text:style-name="P5">});</text:p>
      <text:p text:style-name="P5">let p3 = new Promise( (resolve,reject) =&gt; {</text:p>
      <text:p text:style-name="P5"><text:tab/>setTimeout( () =&gt; { reject('Error 3'); }, 10}; </text:p>
      <text:p text:style-name="P5">});</text:p>
      <text:p text:style-name="P5">Promise.all([p1,p2,p3]).then(console.log).catch(console.log);</text:p>
      <text:p text:style-name="P5">//Expected output: Error: Error 3</text:p>
      <text:p text:style-name="P20"/>
      <text:p text:style-name="P19"><text:span text:style-name="T5">Promise.race() </text:span><text:span text:style-name="T6">handles only the first promise fulfilled or rejected (so is ideal where there's an intentional race condition but the response handler should only be called once.) It takes an array of promises but Promise.race() only calls fulfilment handler for first promise completed (and then proceeds with chain) as normal (so results from other promises in the array are discarded.) Promise rejection handling with race() works same way as all(): only first rejected promise is handled:</text:span></text:p>
      <text:p text:style-name="P20"/>
      <text:p text:style-name="P5">let p1 = new Promise( (resolve,reject) =&gt; {</text:p>
      <text:p text:style-name="P4"><text:span text:style-name="T24"><text:tab/>setTimeout( () =&gt; { </text:span><text:bookmark-start text:name="__DdeLink__1472_1640102944"/><text:span text:style-name="T24">resolve(10)</text:span><text:bookmark-end text:name="__DdeLink__1472_1640102944"/><text:span text:style-name="T24">; }, 100}; </text:span></text:p>
      <text:p text:style-name="P5">});</text:p>
      <text:p text:style-name="P5">let p2 = new Promise( (resolve,reject) =&gt; {</text:p>
      <text:p text:style-name="P5"><text:tab/>setTimeout( () =&gt; { resolve(20); }, 200}; </text:p>
      <text:p text:style-name="P5">});</text:p>
      <text:p text:style-name="P5">let p3 = new Promise( (resolve,reject) =&gt; {</text:p>
      <text:p text:style-name="P5"><text:tab/>setTimeout( () =&gt; { resolve(30); }, 10}; //shortest timeout </text:p>
      <text:p text:style-name="P5">});</text:p>
      <text:p text:style-name="P5">Promise.race([p1,p2,p3]).then(result =&gt; console.log(result));</text:p>
      <text:p text:style-name="P5">//Expected output: 30</text:p>
      <text:p text:style-name="P20"/>
      <text:p text:style-name="P19"><text:span text:style-name="T5">Promises &amp; Callbacks </text:span><text:span text:style-name="T6">should never never be mixed together as things can get very complicated and extremely difficult to debug. To avoid mixing callback logic and promise, we must add shims</text:span><text:span text:style-name="T6"><text:note text:id="ftn2" text:note-class="footnote"><text:note-citation>2</text:note-citation><text:note-body><text:p text:style-name="Footnote">A shim is a code file used to add missing functionality to a codebase (e.g. ensure cross-browser compatability.)</text:p></text:note-body></text:note></text:span><text:span text:style-name="T6"> in our code to handle callbacks are promises and promises as callbacks.</text:span></text:p>
      <text:p text:style-name="P20"/>
      <text:list xml:id="list1193554065263710676" text:style-name="L19">
        <text:list-item>
          <text:p text:style-name="P93"><text:span text:style-name="T22">Wrapping Promises In Callbacks</text:span><text:span text:style-name="T23"> means </text:span><text:span text:style-name="T6">simply creating a wrapper function that takes the promise function, the arguments, and a callback. Inside the wrapper, we call the promise function and pass in the provided arguments and attach then and catch handlers. When these handlers resolve, we call the callback function with the result /error returned by the promise:</text:span></text:p>
        </text:list-item>
      </text:list>
      <text:p text:style-name="P30"/>
      <text:p text:style-name="P30">// Promise function to be wrapped </text:p>
      <text:p text:style-name="P30">function promiseFn( args ){ </text:p>
      <text:p text:style-name="P30"><text:tab/>return new Promise( ( resolve, reject ) =&gt; { </text:p>
      <text:p text:style-name="P30"><text:tab/>/* do work */ </text:p>
      <text:p text:style-name="P30"><text:tab/>/* resolve or reject */ } );</text:p>
      <text:p text:style-name="P30">}</text:p>
      <text:p text:style-name="P30"/>
      <text:p text:style-name="P30">// Wrapper function </text:p>
      <text:p text:style-name="P30">function wrapper( promiseFn, args, callback){ </text:p>
      <text:p text:style-name="P30"><text:tab/>promiseFn( args ).then( value =&gt; </text:p>
      <text:p text:style-name="P30"><text:tab/><text:tab/>callback( null, value ).catch( err =&gt; callback( err, null ); </text:p>
      <text:p text:style-name="P30">}</text:p>
      <text:p text:style-name="P30"/>
      <text:p text:style-name="P20">Above we called the callback with the result of promise. If promise is resolved with value then we pass it with error set to null; if rejected pass the error into callback with null result.</text:p>
      <text:list xml:id="list3654339041499303466" text:style-name="L20">
        <text:list-item>
          <text:p text:style-name="P84"><text:soft-page-break/><text:span text:style-name="T31">Wrapping Callback-based Function In A Promise</text:span><text:span text:style-name="T30"> means simply creating a wrapper function that takes the function to wrap and the function arguments. Inside the wrapper function, we call the function being wrapped inside a new promise. When the callback returns a result or error, we reject the promise (if there's an error), or we resolve the promise (if there's no error):</text:span></text:p>
        </text:list-item>
      </text:list>
      <text:p text:style-name="P30"/>
      <text:p text:style-name="P30">// Promise function to be wrapped </text:p>
      <text:p text:style-name="P30">function wrappedFn( args, cb ){ </text:p>
      <text:p text:style-name="P30"><text:tab/>/* do work */ </text:p>
      <text:p text:style-name="P30"><text:tab/>/* resolve or reject */ } );</text:p>
      <text:p text:style-name="P30">}</text:p>
      <text:p text:style-name="P30"/>
      <text:p text:style-name="P30">// Promise function to be wrapped </text:p>
      <text:p text:style-name="P30">function wrapper( wrappedFn, args ){ </text:p>
      <text:p text:style-name="P30"><text:tab/>return new Promise( (resolve, reject) =&gt; {</text:p>
      <text:p text:style-name="P30"><text:tab/><text:tab/>wrappedFn(args, (err, result) =&gt; {</text:p>
      <text:p text:style-name="P30"><text:tab/><text:tab/><text:tab/>if(err){</text:p>
      <text:p text:style-name="P30"><text:tab/><text:tab/><text:tab/><text:tab/>return reject(err);</text:p>
      <text:p text:style-name="P30"><text:tab/><text:tab/><text:tab/>} <text:tab/><text:tab/><text:tab/></text:p>
      <text:p text:style-name="P30"><text:tab/><text:tab/><text:tab/>resolve(result);</text:p>
      <text:p text:style-name="P30"><text:tab/><text:tab/>});</text:p>
      <text:p text:style-name="P30"><text:tab/>});</text:p>
      <text:p text:style-name="P30">}</text:p>
      <text:p text:style-name="P30"/>
      <text:p text:style-name="P36">Since this function returns a promise, it can be embedded in a promise chain or can have a then/catch handler attached to it.</text:p>
      <text:p text:style-name="P36"/>
      <text:p text:style-name="P37"><draw:frame draw:style-name="fr1" draw:name="graphics1" text:anchor-type="paragraph" svg:width="8.842cm" svg:height="0.099cm" draw:z-index="0"><draw:image xlink:href="../../../../../../../../Applications/OpenOffice.app/Contents/share/gallery/rulers/blurulr6.gif" xlink:type="simple" xlink:show="embed" xlink:actuate="onLoad"/></draw:frame></text:p>
      <text:p text:style-name="P48">AYSNC/WAIT</text:p>
      <text:p text:style-name="P38"/>
      <text:p text:style-name="P32"><text:span text:style-name="T28">Async </text:span><text:span text:style-name="T30">keyword is added to a function declaration and </text:span><text:span text:style-name="T28">await</text:span><text:span text:style-name="T30"> used inside and allows us to write promise-based asynchronous code that l</text:span><text:span text:style-name="T32">ooks almost identical to synchronous code</text:span><text:span text:style-name="T30">. An async function implicit r</text:span><text:span text:style-name="T32">eturns a promise no matter what the return type</text:span><text:span text:style-name="T30"> is declared as. The await keyword can only be used inside of an async function and tells JS to wait until the associated promise settles and returns its result so execution of that block of code pauses, waits for the promise to be resolved while doing other async work, then resumes that block of code once the promise settles. So awaited block of code runs like a synchronous function, (but it does not cost any resources because it is not blocking</text:span><text:span text:style-name="T30"><text:note text:id="ftn3" text:note-class="footnote"><text:note-citation>3</text:note-citation><text:note-body><text:p text:style-name="P49"><text:tab/>Even though async/await functionality makes JavaScript code look and act as if it were</text:p><text:p text:style-name="P49"><text:tab/>synchronous, JavaScript is still running the code asynchronously with the event loop. </text:p></text:note-body></text:note></text:span><text:span text:style-name="T30">)</text:span></text:p>
      <text:p text:style-name="P36"/>
      <text:p text:style-name="P36">Inside this async function, we create a promise that does asynchronous work: it waits 100 ms and then resolves the promise. We then await the created promise: when promise is resolved, the await takes the value and returns it, and it is saved in the variable result. Instead of using a handler on the promise to get the resolution, we simply await the value: </text:p>
      <text:p text:style-name="P36"/>
      <text:p text:style-name="P30">async function awaitExample( /* arguments */ ){</text:p>
      <text:p text:style-name="P30"><text:tab/> let promise = new Promise( ( resolve, reject ) =&gt; {</text:p>
      <text:p text:style-name="P30"><text:tab/><text:tab/> setTimeout( () =&gt; resolve( 'done!'), 100 ); </text:p>
      <text:p text:style-name="P30"><text:tab/>}); </text:p>
      <text:p text:style-name="P30"><text:tab/>const result = await promise; </text:p>
      <text:p text:style-name="P30"><text:tab/>console.log(result)</text:p>
      <text:p text:style-name="P30">}</text:p>
      <text:p text:style-name="P30">awaitExample( /* arguments */)</text:p>
      <text:p text:style-name="P38"><text:soft-page-break/>How to handle promise rejection with async?</text:p>
      <text:p text:style-name="P36">Error rejection with async/await is very simple. If a promise is rejected, the await statement waiting for that promise resolution throws an error. When an error is thrown inside an async function, it is caught automatically by the JavaScript engine and the promise returned by the async function is rejected with that error:</text:p>
      <text:p text:style-name="P36"/>
      <text:p text:style-name="P30">async function errorExample1( /* arguments */ ){</text:p>
      <text:p text:style-name="P30"><text:tab/> return Promise.reject('Rejected');</text:p>
      <text:p text:style-name="P30">}</text:p>
      <text:p text:style-name="P30">async function errorExample2( /* arguments */ ){</text:p>
      <text:p text:style-name="P30"><text:tab/> throw 'Rejected';</text:p>
      <text:p text:style-name="P30">}</text:p>
      <text:p text:style-name="P30">async function errorExample3( /* arguments */ ){</text:p>
      <text:p text:style-name="P30"><text:tab/> await Promise.reject('Rejected');</text:p>
      <text:p text:style-name="P30">}</text:p>
      <text:p text:style-name="P30"/>
      <text:p text:style-name="P30">//we return a promise that is rejected with the string Rejected!</text:p>
      <text:p text:style-name="P30">errorExample1().catch( console.log ); // Expected output: Rejected!</text:p>
      <text:p text:style-name="P30"/>
      <text:p text:style-name="P30">//error thrown inside an async function, the async function wraps it in </text:p>
      <text:p text:style-name="P30">//a promise and returns a promise rejected with the thrown value</text:p>
      <text:p text:style-name="P30">errorExample2().catch( console.log ); // Expected output: Rejected!</text:p>
      <text:p text:style-name="P30"/>
      <text:p text:style-name="P30">//await rejected promise causing JS to throw the promise rejection value;</text:p>
      <text:p text:style-name="P30">//the aync function the error thrown with this value, wraps it in a //promise, rejects promise with that value and returns rejected promise <text:s/></text:p>
      <text:p text:style-name="P30">errorExample3().catch( console.log ); // Expected output: Rejected! </text:p>
      <text:p text:style-name="P36"/>
      <text:p text:style-name="P36">Since await throws an error if the awaited promise is rejected, we can use standard try/catch mechanism to handle the async errors allowing us to handle all errors in the same manner, whether asynchronous or synchronous. Here an async function tries to await three promises in a row. The final one is rejected, which causes an error to be thrown. This error is caught and handled by the catch block. :</text:p>
      <text:p text:style-name="P49"/>
      <text:p text:style-name="P30">async function tryCatchExample() { </text:p>
      <text:p text:style-name="P30"><text:tab/>// Try to do asynchronous work</text:p>
      <text:p text:style-name="P30"><text:tab/> try{ </text:p>
      <text:p text:style-name="P30"><text:tab/> <text:s text:c="3"/>const value1 = await Promise.resolve( 'Success 1' ); </text:p>
      <text:p text:style-name="P30"><text:tab/> <text:s text:c="3"/>const value2 = await Promise.resolve( 'Success 2' ); </text:p>
      <text:p text:style-name="P30"><text:tab/> <text:s text:c="3"/>const value3 = await Promise.reject( 'Oh no!' ); </text:p>
      <text:p text:style-name="P30"><text:tab/>} catch( err ){ </text:p>
      <text:p text:style-name="P30"><text:tab/> <text:s text:c="3"/>console.log( err ); // Expected output: Oh no! </text:p>
      <text:p text:style-name="P30"><text:tab/>}<text:tab/></text:p>
      <text:p text:style-name="P30">}</text:p>
      <text:p text:style-name="P30">tryCatchExample()</text:p>
      <text:p text:style-name="P36"/>
      <text:p text:style-name="P32"><text:span text:style-name="T30">Since errors are wrapped in promises and rejected by async functions, and await throws errors when a promise is rejected, </text:span><text:span text:style-name="T32">async/await function error propagate upwards to the highest level await call </text:span><text:span text:style-name="T33">so</text:span><text:span text:style-name="T30"> we can <text:s/>use a single try catch/block for the outermost error and error will propagate up the async/await function stack.</text:span></text:p>
      <text:p text:style-name="P36"/>
      <text:p text:style-name="P32"><text:span text:style-name="T30">In following example,several async functions that await the result of another async function. They are called in the order. The body of nested1() awaits a rejected promise, which throws an error, nested1() catches this error and returns a promise rejected with that error. The body of nested2() awaits the promise returned by nested1(). The promise returned by nested1() was rejected with the original error, so the await in nested2() throws an error wrapped in a </text:span><text:soft-page-break/><text:span text:style-name="T30">promise by nested2() propagating down until the await in nestedErrorExample(). The await in the nested error example throws an error, which is caught and handled. Since we only need to handle the error at the highest level, we put the try/catch block at the outermost await call and allow the error to propagate upward until it hits that try/catch block. </text:span></text:p>
      <text:p text:style-name="P36"/>
      <text:p text:style-name="P30">async function nested1() { </text:p>
      <text:p text:style-name="P30"><text:tab/>return await Promise.reject( 'Error!' ); </text:p>
      <text:p text:style-name="P30">} </text:p>
      <text:p text:style-name="P30">async function nested2() { </text:p>
      <text:p text:style-name="P30"><text:tab/>return await nested1; </text:p>
      <text:p text:style-name="P30">} </text:p>
      <text:p text:style-name="P30">async function nested3() { </text:p>
      <text:p text:style-name="P30"><text:tab/>return await nested2; </text:p>
      <text:p text:style-name="P30">}</text:p>
      <text:p text:style-name="P30"/>
      <text:p text:style-name="P30">async function nestedErrorExample() { </text:p>
      <text:p text:style-name="P30"><text:tab/>try{ </text:p>
      <text:p text:style-name="P30"><text:tab/> <text:s/>const value1 = await nested3; </text:p>
      <text:p text:style-name="P30"><text:tab/>} catch( err ){ </text:p>
      <text:p text:style-name="P30"><text:tab/> <text:s/>console.log( err ); </text:p>
      <text:p text:style-name="P30"><text:tab/>} // Expected output: Oh no!</text:p>
      <text:p text:style-name="P30">}</text:p>
      <text:p text:style-name="P30"/>
      <text:p text:style-name="P30"/>
      <text:p text:style-name="P32"><text:span text:style-name="T30">In order to </text:span><text:span text:style-name="T28">Convert Our Promise Code to User Async/Await </text:span><text:span text:style-name="T30">we simply break the promise chains into async functions and await each step. The chain of promise handlers is separated at each handler function (then(), catch(), and so on). The value returned by the promise is caught with an await statement and saved into a variable which is then passed into the callback function of the first promise then() promise handler, and the result of the function should be caught with an await statement and saved into a new variable. This is done for each then() handler in the promise chain. To handle the errors and promise rejections, we surround the entire block with a try catch block. </text:span></text:p>
      <text:p text:style-name="P36"/>
      <text:p text:style-name="P36">In this promise chain, we chain three API calls and an error handler on to the resolution of myPromise. At each promise chain step, a promise is returned and a new Promise.then() handler is attached:</text:p>
      <text:p text:style-name="P36"/>
      <text:p text:style-name="P30">// Promise chain - API functions return a promise myPromse.then(apiCall1).then(apiCall2).then(apiCall3).catch(errHandler); </text:p>
      <text:p text:style-name="P30">async function asyncAwaitUse( myPromise ) {</text:p>
      <text:p text:style-name="P30"><text:tab/>try{ </text:p>
      <text:p text:style-name="P30"><text:tab/> <text:s text:c="2"/>const value1 = await myPromise; </text:p>
      <text:p text:style-name="P30"><text:tab/> <text:s text:c="2"/>const value2 = await apiCall1( value1 ); </text:p>
      <text:p text:style-name="P30"><text:tab/> <text:s text:c="2"/>const value3 = await apiCall2( value2 ); </text:p>
      <text:p text:style-name="P30"><text:tab/> <text:s text:c="2"/>const value4 = await apiCall3( value3 ); </text:p>
      <text:p text:style-name="P30"><text:tab/>} catch( err ){ </text:p>
      <text:p text:style-name="P30"><text:tab/> <text:s text:c="2"/>errHandler( err ); </text:p>
      <text:p text:style-name="P30"><text:tab/>} </text:p>
      <text:p text:style-name="P30">} </text:p>
      <text:p text:style-name="P30">asyncAwaitUse( myPromise ); </text:p>
      <text:p text:style-name="P36"/>
      <text:p text:style-name="P36">If one of the promise chain steps is rejected, the catch handler is called. In the async/await example, we break the promise chain at each Promise.then() handler. We then convert the then handlers into functions that return promises. In this case, apiCall1(), apiCall2(), and apiCall3() already return promises. We then await each API call step and handle promise <text:tab/> <text:s text:c="10"/>rejection with a surrounding try/catch.</text:p>
      <text:p text:style-name="P36"><text:soft-page-break/>As with promise chains with multiple chained then handlers, an async function with multiple await calls will run each await call one at a time, not starting the next await call until the previous await call has received a value from the associated promise. This can slow down asynchronous work if we are trying to complete several asynchronous tasks at the same time. We must wait for each step to complete before starting the next step. To avoid this, we can use Promise.all with await. </text:p>
      <text:p text:style-name="P36"/>
      <text:p text:style-name="P30">async function awaitPromiseAll() {</text:p>
      <text:p text:style-name="P30"><text:s text:c="3"/>let p1 = new Promise((resolve,reject) =&gt;</text:p>
      <text:p text:style-name="P30"><text:tab/><text:tab/><text:tab/>setTimeout( () =&gt; resolve(10),100));</text:p>
      <text:p text:style-name="P30"><text:s text:c="3"/>let p2 = new Promise((resolve,reject) =&gt;</text:p>
      <text:p text:style-name="P30"><text:tab/><text:tab/><text:tab/>setTimeout( () =&gt; resolve(20),200));</text:p>
      <text:p text:style-name="P30"><text:s text:c="3"/>let p3 = new Promise((resolve,reject) =&gt;</text:p>
      <text:p text:style-name="P30"><text:tab/><text:tab/><text:tab/>setTimeout( () =&gt; resolve(30),10)); <text:s text:c="2"/></text:p>
      <text:p text:style-name="P30"><text:s text:c="3"/>const result = await Promise.all([p1,p2,p3]);</text:p>
      <text:p text:style-name="P30"><text:s text:c="3"/>console.log(result); //Expected output: 10, 20, 30</text:p>
      <text:p text:style-name="P30">}</text:p>
      <text:p text:style-name="P30">awaitPromiseAll(); </text:p>
      <text:p text:style-name="P36"/>
      <text:p text:style-name="P36">We can also use Promise.race() to get first returned result:</text:p>
      <text:p text:style-name="P36"/>
      <text:p text:style-name="P30">async function awaitPromiseAll() {</text:p>
      <text:p text:style-name="P30"><text:s text:c="3"/>let p1 = new Promise((resolve,reject) =&gt;</text:p>
      <text:p text:style-name="P30"><text:tab/><text:tab/><text:tab/>setTimeout( () =&gt; resolve(10),100));</text:p>
      <text:p text:style-name="P30"><text:s text:c="3"/>let p2 = new Promise((resolve,reject) =&gt;</text:p>
      <text:p text:style-name="P30"><text:tab/><text:tab/><text:tab/>setTimeout( () =&gt; resolve(20),200));</text:p>
      <text:p text:style-name="P30"><text:s text:c="3"/>const result = await Promise.race([p1,p2]);</text:p>
      <text:p text:style-name="P30"><text:s text:c="3"/>console.log(result); <text:s/>// Expected output 10</text:p>
      <text:p text:style-name="P30">} </text:p>
      <text:p text:style-name="P30">awaitPromiseAll();</text:p>
      <text:p text:style-name="P30"/>
      <text:p text:style-name="P36"/>
      <text:p text:style-name="P36"/>
      <text:p text:style-name="P36"><text:s/></text:p>
      <text:p text:style-name="P30"/>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edium-content-serif-font" svg:font-family="medium-content-serif-font, Georgia, Cambria, 'Times New Roman', Times, serif"/>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51cm" fo:margin-right="0cm" fo:text-indent="0cm" style:auto-text-indent="false"/>
      <style:text-properties fo:font-weight="normal"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Edwards</meta:initial-creator>
    <meta:creation-date>2020-09-04T15:58:28</meta:creation-date>
    <dc:date>2020-11-10T10:41:12</dc:date>
    <dc:creator>John Edwards</dc:creator>
    <meta:editing-duration>P5DT21H6M18S</meta:editing-duration>
    <meta:editing-cycles>128</meta:editing-cycles>
    <meta:generator>OpenOffice/4.1.7$Unix OpenOffice.org_project/417m1$Build-9800</meta:generator>
    <meta:document-statistic meta:table-count="2" meta:image-count="1" meta:object-count="0" meta:page-count="20" meta:paragraph-count="552" meta:word-count="7877" meta:character-count="47779"/>
  </office:meta>
</office:document-meta>
</file>